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PingFang SC" svg:font-family="PingFang SC"/>
    <style:font-face style:name="PingFang TC" svg:font-family="PingFang TC"/>
    <style:font-face style:name="Verdana" svg:font-family="Verdana"/>
  </office:font-face-decls>
  <office:automatic-styles>
    <style:style style:name="P1" style:family="paragraph" style:parent-style-name="Standard">
      <style:paragraph-properties style:line-height-at-least="0.2361in"/>
      <style:text-properties style:font-name="PingFang TC" fo:font-size="12.0pt" fo:color="#000000" fo:background-color="#868686"/>
    </style:style>
    <style:style style:name="P2" style:family="paragraph" style:parent-style-name="Standard">
      <style:paragraph-properties fo:margin-bottom="0.1667in" style:line-height-at-least="0.2361in"/>
      <style:text-properties style:font-name="PingFang TC" fo:font-size="12.0pt" fo:color="#000000" fo:background-color="#ececec"/>
    </style:style>
    <style:style style:name="P3" style:family="paragraph" style:parent-style-name="Standard">
      <style:paragraph-properties fo:margin-bottom="0.1667in" style:line-height-at-least="0.2361in"/>
      <style:text-properties style:font-name="PingFang TC" fo:font-size="12.0pt" fo:color="#000000" fo:background-color="#e0e0e0"/>
    </style:style>
    <style:style style:name="P4" style:family="paragraph" style:parent-style-name="Standard">
      <style:paragraph-properties fo:margin-bottom="0.1667in" style:line-height-at-least="0.2361in"/>
      <style:text-properties style:font-name="PingFang TC" fo:font-size="12.0pt" fo:color="#000000"/>
    </style:style>
    <style:style style:name="P5" style:family="paragraph" style:parent-style-name="Standard">
      <style:paragraph-properties style:line-height-at-least="0.2222in"/>
      <style:text-properties style:font-name="PingFang TC" fo:font-size="11.0pt" fo:color="#000000" fo:background-color="#ffffec"/>
    </style:style>
    <style:style style:name="P6" style:family="paragraph" style:parent-style-name="Standard">
      <style:paragraph-properties style:line-height-at-least="0.2361in"/>
      <style:text-properties style:font-name="PingFang TC" fo:font-size="12.0pt" fo:color="#000000" fo:background-color="#ececec"/>
    </style:style>
    <style:style style:name="P7" style:family="paragraph" style:parent-style-name="Standard">
      <style:paragraph-properties style:line-height-at-least="0.2361in"/>
      <style:text-properties style:font-name="PingFang TC" fo:font-size="12.0pt" fo:color="#ffffff" fo:background-color="#65916a"/>
    </style:style>
    <style:style style:name="T1" style:family="text">
      <style:text-properties fo:letter-spacing="0.0000in"/>
    </style:style>
    <style:style style:name="T2" style:family="text">
      <style:text-properties fo:letter-spacing="0.0000in" fo:color="#032726"/>
    </style:style>
    <style:style style:name="T3" style:family="text">
      <style:text-properties style:font-name="PingFang SC" fo:letter-spacing="0.0000in"/>
    </style:style>
    <style:style style:name="T4" style:family="text">
      <style:text-properties style:font-name="Verdana" fo:letter-spacing="0.0000in"/>
    </style:style>
    <style:style style:name="T5" style:family="text">
      <style:text-properties style:text-underline-style="solid" style:text-underline-color="#032726" fo:letter-spacing="0.0000in" fo:color="#032726"/>
    </style:style>
    <style:style style:name="T6" style:family="text">
      <style:text-properties style:text-underline-style="solid" style:text-underline-color="#0000e9" fo:letter-spacing="0.0000in" fo:color="#0000e9"/>
    </style:style>
    <style:style style:name="TableColumn1" style:family="table-column">
      <style:table-column-properties style:column-width="3.4625in" style:rel-column-width="32767*"/>
    </style:style>
  </office:automatic-styles>
  <office:body>
    <office:text>
      <text:p text:style-name="P1"><text:span text:style-name="T1">魏福全 | 2005.01.31 00:42 | </text:span><text:span text:style-name="T2">#</text:span></text:p>
      <text:p text:style-name="P2"><text:span text:style-name="T1">戰爭似乎也是全球化的一環 摧毀各地的建築，社會和文化.</text:span></text:p>
      <text:p text:style-name="P1"><text:span text:style-name="T1">圖書館的故事 | 2005.01.31 00:01 | </text:span><text:span text:style-name="T2">#</text:span></text:p>
      <text:p text:style-name="P3"><text:span text:style-name="T1">烽火下捍衛圖書的故事</text:span></text:p>
      <text:p text:style-name="P3"><text:span text:style-name="T1">【王岫】【2005/01/30 聯合報】</text:span></text:p>
      <text:p text:style-name="P3"><text:span text:style-name="T1">兩年前的伊拉克戰火，毀去了許多老百性的生命、財產和城市建築以及歷史文物。世人在電視上看到的是英美聯軍的砲聲隆隆和坦克、步兵摧毀海珊政權的我武威揚，但在伊拉克方面，卻也有一位圖書館長，在漫天烽火下，積極搶救圖書，免於文化遺產毀於戰火。</text:span></text:p>
      <text:p text:style-name="P3"><text:span text:style-name="T1">題材為美國童書界少有</text:span></text:p>
      <text:p text:style-name="P3"><text:span text:style-name="T1">這本在二○○五年一月才由哈寇特（Harcourt）出版社出版的插圖本童書，書名取為《巴斯拉的圖書館長猁猁一個伊拉克的真實故事》（The Librarian of Basra: A True Story from Iraq），雖然只有三十二頁，卻是美國童書界少有的以戰爭和異國文化為題材的書籍。</text:span></text:p>
      <text:p text:style-name="P3"><text:span text:style-name="T1">二○○三年的七月二十七日，《紐約時報》報導了伊拉克巴斯拉中央圖書館館長艾莉亞‧穆罕默德‧貝克（Alia Muhammad Baker）的一段捍衛圖書的真實事蹟。五十歲的貝克女士擔任圖書館長已十四年，熱愛圖書也積極推廣閱讀。貝克常引回教聖典說：「在《可蘭經》裡，上帝告訴阿拉的第一件事就是『閱讀』」（In the Koran, the first thing God said to Muhammad was 〝Read〞）。</text:span></text:p>
      <text:p text:style-name="P3"><text:span text:style-name="T1">搶救圖書是一件神聖的任務</text:span></text:p>
      <text:p text:style-name="P3"><text:span text:style-name="T1">聯軍攻打伊拉克之前，貝克館長已為圖書館的藏書感到憂慮，她曾請求巴斯拉市長找個安全的地方讓她一些珍貴的藏書能夠暫時遷移安置，但市長無心處理這件事。等到戰火爆發，貝克決定非自己開始行動不可了；雖然一些政府部門遷入圖書館工作，在官員監視之下，她開始每天晚上偷偷運送圖書回家。等到四月六日，英軍進入巴斯拉了，政府官員也逃離圖書館了，戰火下災民、遊民的搶劫、掠奪事件時傳，情況變得更緊急，貝克館長乃召集館員協助，並獲得圖書館隔壁一家飯店老闆的大力支持，動員一些員工和鄰居的幫忙，將圖書一包一包或一捆捆的接力由圖書館先傳遞到飯店的地下安全空間，並派人日夜看守這些書。貝克甚至撕下圖書館的窗簾布來包書傳遞圖書哩！而這些鄰居有的並沒有受過甚麼教育，甚至於不會讀寫，但他們知道搶救圖書是一件神聖的任務。</text:span></text:p>
      <text:p text:style-name="P3"><text:span text:style-name="T1">幾天以後，果然圖書館受到暴民的入侵，地毯、燈器、家具等都遭到洗劫；英軍進入巴斯拉第九天，圖書館毀於一場神祕之火，幸好，重要圖書中的百分之七十的圖書已移出。總計在這次戰火中，她搶救了三萬本藏書，有英文書、阿拉伯文書、西班牙的《可蘭經》、還有數百年歷史的手稿及十四世紀先知穆罕默德的傳記等珍貴史料，伊拉克的部分重要文化遺產乃能免於戰火摧毀。</text:span></text:p>
      <text:p text:style-name="P3"><text:span text:style-name="T1">讓兒童及青少年了解戰爭背後的意義</text:span></text:p>
      <text:p text:style-name="P3"><text:span text:style-name="T1">而在美國，著名的童書作家及插畫家溫特女士（Jeanette Winter）看了報紙上的這篇報導後，深為感動；一向喜愛以不同文化做為題材的她，決定要將這個真實的故事寫為童書。她要寫出、畫出貝克館長的故事，是想要間接讓兒童及青少年了解戰爭背後的意義，以及讓兒童知道保護文化資產的重要猁猁挽救圖書，也就是挽救國家的過去、現在和未來。</text:span></text:p>
      <text:p text:style-name="P4"><text:span text:style-name="T1"/></text:p>
      <text:p text:style-name="P1"><text:span text:style-name="T1">笨讀者 | 2005.01.29 11:45 | </text:span><text:span text:style-name="T2">#</text:span></text:p>
      <text:p text:style-name="P2"><text:span text:style-name="T1">大師們共同的語言：我沒有讀者。</text:span></text:p>
      <text:p text:style-name="P2"><text:span text:style-name="T1">大家都在讀，而且讀得如火如荼，怎麼會沒有讀者。但是既然是大師講的話，我們要再三的讀。__________________________________</text:span></text:p>
      <text:p text:style-name="P2"><text:span text:style-name="T1">德里达最后谈话：我向我自己开战http://www.sina.com.cn 2004/10/21 20:26东方网-文汇报　　法国当代著名哲学家德里达于今年10月8日因病去世。这位74岁的享有国际声誉的哲学家，临终前面对疾病，愈加紧张地继续他的思想里程。在巴黎郊区的家中，他向《世界报》讲述他的事业，他走过的路线和留下的踪迹。《世界报》8月19日全文发表了这篇谈话。这是公开发表的德里达最后的谈话。</text:span></text:p>
      <text:p text:style-name="P2"><text:span text:style-name="T1">解构主义大师雅克·德里达</text:span></text:p>
      <text:p text:style-name="P2"><text:span text:style-name="T1">　　生命，就是幸存</text:span></text:p>
      <text:p text:style-name="P2"><text:span text:style-name="T1">　　世界报：2003年夏天以来，您从来没有如此显著露面。您不仅为几本新著签名，而且足迹遍及世界，多次参加围绕您的研究的国际会议——途经巴黎，从伦敦到科英布拉(巴西)，前些天，又到过里约热内卢。马上又将会有一部关于您的影片问世(是2000年的《另外德里达》之后由Amy Kofman和Kirby Dick拍的《德里达》)，还会有几期</text:span><text:span text:style-name="T3">杂</text:span><text:span text:style-name="T1">志专号，主要是《文学</text:span><text:span text:style-name="T3">杂</text:span><text:span text:style-name="T1">志》，《欧洲》</text:span><text:span text:style-name="T3">杂</text:span><text:span text:style-name="T1">志，以及特别收入许多未发表过文字的《Cahier Herne》汇编集，将在秋天出版。在一年里做这么多，而您又……</text:span></text:p>
      <text:p text:style-name="P2"><text:span text:style-name="T1">　　德里达：说出来吧：病情危重，这是真的，而且经历了可怕的治疗。但是，我们不说这些吧，如果可以，我们在此不发布健康公告——无论是公开的，还是秘密的……</text:span></text:p>
      <text:p text:style-name="P2"><text:span text:style-name="T1">　　世界报：那好。在开始这次访谈时，让我们特别回顾一下《马克思的幽灵们》(伽利略出版社，1993)。这是一部至关重要的著作，具有阶段性意义，整部著作都针对未来的正义的问题，书是从这样神秘的开场白打开的：某个人，您或者我，进了一步，并且说：“终于，我要学会生活了。”十多年后的今天，您的“懂得生活”的欲望何在？</text:span></text:p>
      <text:p text:style-name="P2"><text:span text:style-name="T1">　　德里达：关键是“新国际主义”，这是书的副标题和中心论题。这本书超出了“世界主义”，超出了作为新世界联合国的“世界公民”，把我所相信的“第二世界主义者”的所有急迫性都提前了，而且现在显现得更加清楚。我在1993年说，我称之为“新国际主义”的东西，迫使我们在国际法和规范世界秩序的组织中发生变化(国际货币基金组织FMI，国际贸易组织OMC，西方八国首脑会议G8，特别是联合国，至少要改变其公约，组成，而首先应该改变地点——尽可能地离纽约</text:span><text:span text:style-name="T3">远</text:span><text:span text:style-name="T1">些……)</text:span></text:p>
      <text:p text:style-name="P2"><text:span text:style-name="T1">　　至于您提到的那句话，是我在书写完时想到的。首先，它是在通常意义上——但是严肃地——使用的。学会生活，就是成熟，也是教育。责备某人以告诉他“我要教你生活”，这意味着——有时是以威胁的声调——我要造就你，甚至是管教你。其次，而且这种游戏的歧义带给我更多，这种感叹也面对一种更加困难的质疑：生活，能够学会吗？能够教吗？人能够通过规训或通过实习，通过经验或实验学会接受、或更准确地说是肯定生活吗？这种对继承和死亡的忧</text:span><text:span text:style-name="T3">虑</text:span><text:span text:style-name="T1">贯穿全书，也折磨着父母和他们的孩子：你何时能够变得有责任感？你最终如何对你的生活和声名负责？</text:span></text:p>
      <text:p text:style-name="P2"><text:span text:style-name="T1">　　那么，好，我为了不拐弯抹角地回答您的问题，我要说：不，我从没学会过生活。但是，那就是说，完全不！学会生活，这应该意味着学会死亡，为接受死亡而重视绝对的死亡性(没有拯救，没有再生，也没有救赎)，对自我和他人都一样。从柏拉图以来，哲学的古老论题就是：哲思，就是学会死亡。</text:span></text:p>
      <text:p text:style-name="P2"><text:span text:style-name="T1">　　我相信这个真理，但不依从。越来越不。死亡，我不曾学会接受它。我们所有人都是延期的苟活者(根据《马克思的幽灵们》的政治地理观点，这在一个前所未有的不平等社会中，特别是针对亿万生者——被当人或不当人对待的，即针对那些遭到社会排斥的人，除了两个世纪以来延续的、并且不断丰富发展的各种基本“人权”，但首先是值得活着的生活的权利)。但是，我对于懂得死亡的智慧始终没有开化。我仍然对这个主题一无所知或一无所获。延缓的时间以加速的方式缩短。不仅仅因为我和他人一起继承了那么多好的或可怕的东西：越来越经常的是，由于与我相关联的思想家大多已经死亡，人们把我当作幸存者：一代人的最后代表，概括说来就是1960年代的那一代人。这——严格说来并不是真的——并不仅仅引起我的反感，而且还使我产生有点忧伤的逆反情绪。再加上某些健康问题迫在眉睫，总是实实在在、在我生活的每时每刻都缠绕我的幸存和延缓的问题，在今天变了颜色。</text:span></text:p>
      <text:p text:style-name="P2"><text:span text:style-name="T1">　　我永</text:span><text:span text:style-name="T3">远</text:span><text:span text:style-name="T1">对幸存这个题目感兴趣，幸存并不为生活和死亡补充意义。它是始源的：生命，就是幸存。幸存的表面意义是继续活着，但也是在死后活着。关于翻译，本雅明强调ubrleben(如一本书能够在作者死后还活着，或一个孩子在父母死后还活着)，和fortleben(继续生活)之间的区分。能够有助我研究的所有概念，特别是踪迹或幽灵的概念，都是和作为结构维度的“幸存”相关联的。它既不源于生活，也不源于死亡。也不超出我所谓的“始源的葬礼”。后者并不期待所谓“真正”(真实)的死亡。</text:span></text:p>
      <text:p text:style-name="P2"><text:span text:style-name="T1">　　我们这一代知识分子</text:span></text:p>
      <text:p text:style-name="P2"><text:span text:style-name="T1">　　世界报：您用了“代”这个词。一个用法微妙的概念，常常在您的笔下出现：您如何定位从您那一代被传下来的东西？</text:span></text:p>
      <text:p text:style-name="P2"><text:span text:style-name="T1">　　德里达：在此，我比较随意地使用这个词。人们可能在时间上与过去或将来的一代人同时。忠于人们归于我的“一代”的那些人，做一个被分化而又是共同的遗产的卫士，这就是要说两件事情：首先，坚持——可能会反对一切或一切人——共同的要求，从拉康到阿尔都塞，中间有勒维纳斯，福柯，巴尔特，德勒兹，布朗肖，利奥塔，考夫曼，等等，这还不算与我有关的那么多还在世的作家思想家，哲学家或精神分析学家，无疑还有国外的其他一些人，可能人数更多，有时还更加接近。</text:span></text:p>
      <text:p text:style-name="P2"><text:span text:style-name="T1">　　因此我通过换喻确定文字和不妥协、甚至不可腐蚀(西克苏斯戏称我们是“不可腐蚀者”)的思想的一种ethos(品性、气质等)，不对哲学妥协，不害怕公众舆论和媒体可能强迫我们简单化或克制。对精密、悖论和难题的偏好由此而来。</text:span></text:p>
      <text:p text:style-name="P2"><text:span text:style-name="T1">　　这种偏好也还是一种要求。这种要求不仅仅把我在前面有些武断、也就是不太准确地列举的男人和女人联系在一起，而且联系起支持他们的整个一个群体。这说的是一种临时变化的时代，不单单是这个或那个人的时代。应该不惜代价拯救之或使之再生。而今天，急需解决责任性问题：它呼唤对意见，对人们从此称作“媒体知识分子”的人，对媒体权力制造的普遍话语发起战争，这些权力掌握在政治——经济集团手中。当然，永</text:span><text:span text:style-name="T3">远</text:span><text:span text:style-name="T1">是欧洲的和世界的。反抗并不意味着应该避开媒体。在可能的情况下，应该发展并帮助媒体多样化，让媒体负起这同样的责任。</text:span></text:p>
      <text:p text:style-name="P2"><text:span text:style-name="T1">　　同时，不要忘记，在这个过去的“幸福”时代，没有什么是协调的。在这个时代，各种差异和纠纷跌宕起伏，除了协调之外，这个时代完全类似于可能——比方在对“六八年思想”类型的称谓中——重组的东西，六八年思想的口号和控诉今天仍然经常统治着新闻和大学。然而，即使这种忠实有时仍然表现出不忠实和偏离的形式，应该忠实于这些差异，也就是说，应该继续讨论。我，我继续争论——布尔迪厄，拉康，德勒兹，福柯，他们继续对我有强烈的吸引力，胜过那些在今天被媒体追逐的那些人(当然也有例外)。我保留着生动的争论，让它不要趋于平庸，也不要堕入诽谤。</text:span></text:p>
      <text:p text:style-name="P2"><text:span text:style-name="T1">　　我有关我的一代的说法，也同样对过去有价值，从《圣经》到柏拉图，康德，马克思，弗洛伊德，海德格尔等等。我不希望否定任何什么东西，我不能。您知道，学会生活，那永</text:span><text:span text:style-name="T3">远</text:span><text:span text:style-name="T1">是自恋：人们要尽可能地生活，被拯救，坚持并且培植所有无限比自己更重要、更强大的东西，这些东西成为它们从各个方面脱离的这个小“我”的一部分。要我和造就我的、我深爱的东西决裂，就是要求我死亡。在这种忠实中，有一种保留的本能。比如因为这不能被理解，或不如说因为这样一个不懂得读、甚至不懂得读一本书的题目的记者，认为自己已经知道读者或听者不会懂得更多，而放弃一种陈述的困难、一种皱折、一种悖论、一种补充的矛盾，这对我来说，是一种不可接受的亵渎。就如同要我屈服，要我顺从——或忍受“愚蠢”一样。</text:span></text:p>
      <text:p text:style-name="P2"><text:span text:style-name="T1">　　我的读者可能只有几十个</text:span></text:p>
      <text:p text:style-name="P2"><text:span text:style-name="T1">　　世界报：您创建了一种幸存的形式和文字，适合这种忠实的耐心。被继承下来的“应许”的文字，被保护的踪迹的文字，被赋予的责任的文字。</text:span></text:p>
      <text:p text:style-name="P2"><text:span text:style-name="T1">　　德里达：如果说，我创建了我的文字，我会把它变成一种无尽的革命。在每一种处境中，都必须创立一种展示的模式，发明特殊事件的法则，关注被设定或被欲求的方向。同时，必须说明，这种文字会限定读者，读者将学会阅读(经历)文字，懂得此外，这在习惯上是不容易被接受的。人们希望它能再生，被别样地规定：比如，这些没有融合的诗歌在哲学上面的嫁接，或某些语言的换喻、不定和技巧的用法——很多人在模糊阅读，而对纯粹逻辑必然性一无所知。</text:span></text:p>
      <text:p text:style-name="P2"><text:span text:style-name="T1">　　每一本书都是旨在造就读者的教育。充斥新闻和出版的大量产品并不造就读者，这些产品以魔幻的方式设定了一个已经列入节目单的读者。这些产品最终形成的是它们事先已经设定的平庸的接受者。然而，由于你所说的对忠实的关心，我在留下踪迹的时刻，只能让它适用于随便什么人：我甚至不能单独地把踪迹致以某个人。</text:span></text:p>
      <text:p text:style-name="P2"><text:span text:style-name="T1">　　每当人们如此想成为忠实的时候，他们都是在背叛他们与之对话的他人的个别性。更不用说，当人们写一部有关重要的普遍性的书的时候：他们不知道对谁说话，他们发明和创造的是侧影，但归根结底，这已经不再属于我们。所有这些口头的或书面的行为都离开了我们，它们开始独立于我们而活动。就像机器，或更像木偶——我在《纸机器》(伽利略出版社，2001)中对此有更清楚的解释。在我留下(发表)“我的”书(没有人强迫我)的时候，我像这个不可还原的、永</text:span><text:span text:style-name="T3">远</text:span><text:span text:style-name="T1">学不会生活的幽灵变化，显现——消失着。我留下的踪迹对我同时意味着我的死亡——将来临的或已经变成的——和能够在我之后存在的希望。这并不是奢望不死，这是结构的。我留下一块纸头，我出发，我正在死亡，不可能脱离这个结构，这是我的生活的经常形式。每当我让某种东西“走掉”时，我都在文字中经历了我的死亡。极端的例证：人们在不知道所留之物托付给谁的情况下被剥夺了继承权。谁将继承？如何继承？还会有继承人吗？这是一个在今天人们比以前任何时候都要更多地提出的问题。也是我不断考</text:span><text:span text:style-name="T3">虑</text:span><text:span text:style-name="T1">的问题。</text:span></text:p>
      <text:p text:style-name="P2"><text:span text:style-name="T1">　　我们的技术——文化时代在这方面彻底发生变化。我们这一代人，更不用说更老的一代，已经习惯某种历史节奏：我们相信自己根据其各种特点而能够知道这样一部著作是否能够在一个或两个世纪——甚至像柏拉图在25个世纪——内继续存在。但是，今天，各种资料模式、还有磨损和破坏的加速，改变了遗产的结构和时间性。而对于思想，幸存的问题从此要采取的形式绝对不可预料。</text:span></text:p>
      <text:p text:style-name="P2"><text:span text:style-name="T1">　　在我这个年龄，我准备面对有关这个主题的最矛盾的假设：我请您相信，我同时有双重感情：一方面，微笑而不沉重地说，人们没有开始读我的书，诚然，如果有许多非常优秀的读者(可能，在世界上可能有几十个)，实际上，这将在不久后有机会出现；但另一方面，在我死后十五天或一个月，什么都不复留下，除了在图书馆的正规收藏。我向你发誓，我由衷而同时相信这两种假设。</text:span></text:p>
      <text:p text:style-name="P2"><text:span text:style-name="T1">　　……</text:span></text:p>
      <text:p text:style-name="P2"><text:span text:style-name="T1">　　幸存，这是生活之外的生活，比生活更生活，而我的话相反不是致命的，而是对宁愿要生活的一个生者的肯定，即死后的幸存。因为，幸存，这不仅仅是留下的东西，这是最可能激烈的生活。我从来没有在幸福和快乐的时刻这样被死亡的必然性所缠绕。享受和哭泣面临的死亡，对于我来说是同一件事情。当我回忆起我的一生，我倾向于认为我曾经有甚至热爱我生活中的不幸时刻的机遇，并且赞美这些时刻。当我回忆那些幸福时刻，我也赞美它们，当然同时也促使我想到死亡，走向死亡，因为这已过去，结束……</text:span></text:p>
      <text:p text:style-name="P2"><text:span text:style-name="T1">　　(原载法国《世界报》2004年8月19日，杜小真摘译）</text:span></text:p>
      <text:p text:style-name="P2"><text:span text:style-name="T1">　　(编辑：燕于)</text:span></text:p>
      <text:p text:style-name="P4"><text:span text:style-name="T1"/></text:p>
      <text:p text:style-name="P1"><text:span text:style-name="T1">但求上蒼垂憫 | 2005.01.27 03:31 | </text:span><text:span text:style-name="T2">#</text:span></text:p>
      <text:p text:style-name="P3"><text:span text:style-name="T1">一介凡夫的我們，如何能不仰天長嘯！_________________________________2005.01.27　 中國時報托拉哭的醫療與人生郭峰淵</text:span></text:p>
      <text:p text:style-name="P3"><text:span text:style-name="T1">是什麼因素造成了邱小妹事件？我最近一直在思考這個問題。二年多來，筆者一直在進行一個「醫療知識分享之研究」，其發現或許有助於瞭解此事件背後的結構性因素。基本上，筆者的發現是台灣的醫療資源被國人一用再用，甚至過度使用。然而，國人「久病」不但未能成為「良醫」，提升其醫療知識，反而產生了很多誤人誤己的投機性行為。</text:span></text:p>
      <text:p text:style-name="P3"><text:span text:style-name="T1">弔詭的是，病人缺乏知識背後的主因，不是因為醫療人員未「視病如親」，而是未「視病人如親人」，即醫生因過度於重視治療疾病，而忽略了關心病人，並將知識傳授於病人本身。換言之，整個健保制度的設計，學校的養成教育，及診間看病的流程等等，重心皆在「病」而不是「病人」。筆者將此現象稱為「托拉哭」。</text:span></text:p>
      <text:p text:style-name="P3"><text:span text:style-name="T1">何謂「托拉哭」？卡車（Truck）是也！以「托拉哭」形容台灣的醫療體系有數個層次的隱喻。其一，台灣的醫療「俗擱大碗」，有如超載的「托拉哭」。其二、「托拉哭」是一種機械，象徵著台灣的醫謢人員被機械化成一種工具，而非醫療專業人員。其三是醫療體系日益複雜，分科也越精細，每科的知識都可裝好幾車的「托拉哭」，但卻見樹不見林，人的整體性不見了。而科技進步神速更使得醫學系學生窮於應付，有時也不被當成人而被當成「托拉哭」來填裝各種專業知識。其四、病人在面對這樣一個龐大而超載的「托拉哭」而無能為力時，也將自己變成「托拉哭」，四處流竄以尋求快速治病的神丹，而不是追本溯源的來解決問題，以充實知識。最後，「又托、又拉、又哭」的醫療悲劇如邱小妹事件將無可避免。</text:span></text:p>
      <text:p text:style-name="P3"><text:span text:style-name="T1">事實上，「托拉哭」還可以生動的描寫其他台灣社會百態。例如，台灣的教育也是「托拉哭」，整個教育的重點過於要求知識的吸收而忽視了人。教育現場的老師，有如醫師，被當成傳播知識的機械，而學生更是「托拉哭」，書包越來越重，考試越來越多，學位要求越來越高。有這種「托拉哭」的意識形態，難怪教室是當今台灣最獨裁的場所，使教改陷於困境。還有，在立法院，有「坦克型」的「托拉哭」，整日大砲四射，更有政治人物像「電子花車」型的「托拉哭」，只能以天馬行空的政策或空泛的仁義道德說詞來裝飾。</text:span></text:p>
      <text:p text:style-name="P3"><text:span text:style-name="T1">「托拉哭」的醫療、「托拉哭」的教育、「托拉哭」的人生，這就是今日台灣社會的縮影。而造成這種怪象的，經常是因我們忘掉我們都只是平凡的人，而不是萬能的機械。一九八九年達賴喇嘛和一群腦神經醫師專家對話，討論有關人的意識和靈魂的議題。醫師專家們興高采烈的指出由於科學的進步，我們將能精確的探索意識在大腦神經的脈絡。在聽了這些科學家的陳述之後，達賴喇嘛問了一句讓這些醫師、科學家汗顏的話：「當你看病時，你只看到了大腦的某區域，還是看到了一整個人（whole person）？」</text:span></text:p>
      <text:p text:style-name="P3"><text:span text:style-name="T1">對當代台灣人而言，要當一個人或當「托拉哭」，實在是最關鍵的抉擇。所以，台灣的醫師、老師、校長、父母們，當你面對病人、學生或子女時，能否回答達賴喇嘛所問：「你是否看到了一整個人？」</text:span></text:p>
      <text:p text:style-name="P3"><text:span text:style-name="T1">（作者為中山大學資訊管理系教授，台灣南社副社長）</text:span></text:p>
      <text:p text:style-name="P4"><text:span text:style-name="T1"/></text:p>
      <text:p text:style-name="P1"><text:span text:style-name="T1">沈從文 | 2005.01.26 23:11 | </text:span><text:span text:style-name="T2">#</text:span></text:p>
      <text:p text:style-name="P2"><text:span text:style-name="T1">作家寫生婚後賴香吟 　(2005/01/26) 中時人間</text:span></text:p>
      <text:p text:style-name="P2"><text:span text:style-name="T1">沈從文婚後北平新居，每天大清早，在院落中擺張紅木小方桌，一疊白紙，攤開來寫作。屋內兆和已經成為他的妻，這辛辛苦苦打動的佳人，辛辛苦苦寫起來的作家名譽，理應使他至此顛簸的生命稍事平靜。然這鄉下來的直率又浪漫的人，在眼前這樣都市的完美愛情裡，恍惚，不踏實的幸福。生命衝突收弦嘎然而止，可情感內裡所積壓的一點什麼如宿醉似地，未必能由這家庭生活所輕鬆消散。</text:span></text:p>
      <text:p text:style-name="P2"><text:span text:style-name="T1">「我需要一點傳奇」，在那個陽光細碎灑落的院落，他咬著蘋果，埋頭寫「那種和我目前生活完全相反，然而與我過去情感又十分相近的牧歌」。這就是我們後來讀到的《邊城》。</text:span></text:p>
      <text:p text:style-name="P4"><text:span text:style-name="T1"/></text:p>
      <text:p text:style-name="P1"><text:span text:style-name="T1">魏福全 | 2005.01.26 12:34 | </text:span><text:span text:style-name="T2">#</text:span></text:p>
      <text:p text:style-name="P3"><text:span text:style-name="T1">兩篇蘋果日報評論文章外科醫師 心力交瘁 2005年01月17日</text:span></text:p>
      <text:p text:style-name="P3"><text:span text:style-name="T1">因家暴而受重傷的邱小妹妹的案件，除了是醫療問題，法院常把小孩判給酒癮的父親扶養，更是問題的起因。主管機關要求繁瑣邱小妹妹被轉送到中部，漏接的不只是仁愛醫院，還有北市的各大醫院，以及整個健保制度和醫療制度。在連日的媒體砲轟之下，仁愛醫院的醫師同仁，成為唯一的加害者，甚至於是全民公敵。其實，在全民健保制度之下，醫師只是商業體系底下的醫院的生產線的一個勞工而已。醫療失去了自主性和理想性，又經常要和健保局玩一些加減乘除爾虞我詐的遊戲，醫療品質和醫師社會地位的滑落是必然的。今天健保的問題其實是醫學倫理的問題和政府行政倫理的問題，以及一小部分的病人就醫倫理的問題。既是保險又是社會福利的健保制度底下的醫療體系，是不官不商不公不私的奇特制度。各種治療項目的給付是公定價格，往往給付偏低又沒有市場機制，而且健保局隨時有七折八扣之權。醫療主管機關對醫院的要求不但越來越多，有些更是繁瑣而且不切實際。不但讓醫院的經營更加困難，也讓醫師為了行政作業而心力交瘁。連續開刀體力不支在總額制度之下，醫療服務量大的醫院反而要賠錢，會受到懲罰的是醫師和病人。在醫院強大的經營管理機制之下，病人變人球，醫師變渾球。問題恐怕不一定完全來自醫師，而是健保制度這個大大老闆，以及醫院管理階層的大老闆們。或許醫院管理階層和醫師們這幾年來想了太多健保的問題，而忘了原本更重要和更基本的事。記得十幾年前在教學醫院外科當實習醫師時，一位胃出血的年輕女病人，走進加護病房住院。當時，先給予冰水加止血劑沖洗胃部止血。一段時間之後，仍然在出血，就到值班室找值班醫師。值班室內，住院醫師們和總住院醫師全部睡翻了。因為他們已經連續很多個鐘頭一直在開刀，體力支撐不住，叫不起來了。住院醫師躺著勉強睜開眼睛說「繼續用藥水沖洗，真的止不住血再處理」說完又昏睡了。只好繼續給病人沖洗，直到病人突然血壓下降，意識不清，趕快叫醒值班醫師們。這時只能做CPR急救，當晚就過世了。病人的父親在加護病房內幾近崩潰。這個經驗讓我不敢從事外科的工作，如果我因為長時間開刀，體力不支，導致我的病人死亡，這樣的壓力不是我能承受的。後來到內科實習時，一位長期肺病的老婦人，由丈夫陪同入院，一進來就趕快給氧氣，打針，當晚也是在CPR急救之後過世。老太太和老先生每次看到我進病房，就一直說謝謝，老太太過世了，老先生難過嘆息之餘，還是一直說謝謝醫師們的照顧。這個經驗讓我決定不要從事病人會死亡的科，就選擇了精神科。沒想到，我的病人偶爾還是會因為自殺或藥物副作用而死，也會因為內科的疾病沒處理好而死。每個醫師將來被老天召喚而去時，身上都會帶著一本帳簿，裡面會記著，救活了多少人，又醫死了多少人，醫好了多少，又醫壞了多少，醫師的功過簿一定是比一般人厚了很多。</text:span></text:p>
      <text:p text:style-name="P3"><text:span text:style-name="T1">魏福全作者為宏濟醫院精神科醫師鎂光燈下的美與醜 近幾年來台灣的新聞媒體報章雜誌，似乎逐漸變成製造八卦的新聞工廠，每個新聞人物其實都是免費的原料，被強迫送進新聞機器後，活生生的被切片、染色、調味以及劇本編排等等程序，以及一段時間的趕盡殺絕之後，被切割肢解，再調理成一道道麻辣新聞，供大眾吞食取樂。許多當事人最後都變成白骨一堆，難以在社會上立足。新聞節目為了迎合觀眾的重口味，也做得很像連續劇，難免是膚淺的。播出的簡短片段，往往是斷章取義，甚至是移花接木的創作。不論願不願意，我們大部份人都已經是活在被媒體編排的世界裏，沒有任何一個人是完整的人，我們有的只是一個角色，我們所說的話，終究會被裁切成編排好的台詞。即使我們不直接參與媒體，也是被編排的觀眾，我們的感受和想法，也都是被編排的。鏡頭和旁白操縱我們體內的荷爾蒙的高低起伏，但也像搭雲霄飛車一樣，經過快速的緊張刺激之後，終歸平靜麻木。因此，看似激情，冷漠不斷蔓延。對於問題的癥結不能釐清，更沒有辦法解決。邱小妹轉診事件被媒體編劇引導成台灣霹靂火式的連續劇，仁愛醫院的醫師扮演罔顧人命的魔鬼，童綜合醫院的醫師扮演視病猶親的天使，結局就是壞醫師被媒體宣判死刑，好醫師被鎂光燈逼到鞠躬盡瘁，兩邊的醫師恐怕內傷都很重。其實，林致男醫師只是中型醫院的小醫師，要他負全部的責任是不公平的。而童醫院的李醫師不眠不休全力照顧，整整兩個禮拜都住在醫院裡，試想如果每個病人都要這樣照顧，李醫師豈不是一年到頭都要住在醫院裡？平心而論，這兩家醫院醫師的醫德和醫術的差別有這麼大嗎？兩者在鎂光燈之下所呈現的美醜善惡，能反映真實的情況嗎？這是整個醫療體制的問題，任何一家醫院都有可能碰上的。醫學是科學，有其侷限，應該實事求是，不能感情用事。這個事件應該是震撼醫界和社會的震撼彈，而不是炸死仁愛醫院醫師的手榴彈。相信林醫師乃至於整個仁愛醫院，經過這個事件的衝擊，一定會記取教訓，戰戰競競，成為足以信賴的醫師和醫院。希望司法機關不要被媒體炒起來的民心所用，應該放林醫師一條生路，還能有戴罪立功的機會。這個事件所引發的，其實是社會長期以來累積的對整體醫界的不滿，台灣的醫師有時似乎被民眾當成某種低位階的神，在性命交關時，寄以過高的期待，失望時就難免懷恨，有如明牌不靈而被砍斷手腳的落難神明。醫師的神聖光環和罪惡只在一線和一瞬之間，都是一樣的沉重和不真實。邱父酒後重傷女童，所引發的醫療責任，道德責任和法律責任，醫師都要承擔。政府、健保局、民眾和醫院管理階層的問題，也是要醫師來承擔，在這樣的大環境之下，醫師即使不作惡，卻早已是待罪之身。魏福全作者為宏濟醫院精神科醫師</text:span></text:p>
      <text:p text:style-name="P1"><text:span text:style-name="T1">and the band played on | 2005.01.24 15:16 | </text:span><text:span text:style-name="T2">#</text:span></text:p>
      <text:p text:style-name="P5"><text:span text:style-name="T1">　【本報北京新聞中心記者劉凝哲</text:span><text:span text:style-name="T4">15</text:span><text:span text:style-name="T1">日電】因收養</text:span><text:span text:style-name="T4">52</text:span><text:span text:style-name="T1">名愛滋病孤兒而成為「名人」的</text:span><text:span text:style-name="T4">38</text:span><text:span text:style-name="T1">歲河南農民朱進忠，</text:span><text:span text:style-name="T4">1</text:span><text:span text:style-name="T1">月</text:span><text:span text:style-name="T4">13</text:span><text:span text:style-name="T1">日因愛滋病發在北京地壇醫院逝世，並於今日在北京東郊殯儀館火化</text:span></text:p>
      <text:p text:style-name="P6"><text:span text:style-name="T1">The Last Song</text:span></text:p>
      <text:p text:style-name="P2"><text:span text:style-name="T1">Music by Elton JohnLyrics by Bernie Taupin</text:span></text:p>
      <text:p text:style-name="P2"><text:span text:style-name="T1">Yesterday you came to lift me upAs light as straw and brittle as a birdToday I weigh less than a shadow on the wallJust one more whisper of a voice unheard</text:span></text:p>
      <text:p text:style-name="P2"><text:span text:style-name="T1">Tomorrow leave the windows openAs fear grows please hold me in your armsWon't you help me if you can to shake this angerI need your gentle hands to keep me calm</text:span></text:p>
      <text:p text:style-name="P2"><text:span text:style-name="T1">'Cause I never thought I'd loseI only thought I'd winI never dreamed I'd feelThis fire beneath my skinI can't believe you love meI never thought you'd comeI guess I misjudged loveBetween a father and his son</text:span></text:p>
      <text:p text:style-name="P2"><text:span text:style-name="T1">Things we never said come togetherThe hidden truth no longer haunting meTonight we touched on the things that were never spokenThat kind of understanding sets me free</text:span></text:p>
      <text:p text:style-name="P2"><text:span text:style-name="T1">昨天你來扶我起身如稻草般輕枯，如小鳥般脆弱今天我比牆上的影子還輕再說一次悄悄話語，無人知曉的聲音</text:span></text:p>
      <text:p text:style-name="P2"><text:span text:style-name="T1">窗因明天而開啟恐懼日深，請把我擁在懷中你不來幫我一起搖撼這個憤怒嗎我需要你溫暖的雙手來安撫我</text:span></text:p>
      <text:p text:style-name="P2"><text:span text:style-name="T1">因為我從未想過我會輸我總以為我會贏我從未想過我能感覺在我肌膚下的火熱我不敢相信你竟然愛我我從未奢求你會來我想我錯估了愛在父與子之間</text:span></text:p>
      <text:p text:style-name="P2"><text:span text:style-name="T1">我們從未說出的話語傾洩而出隱蔽的事實不再糾纏我今夜我們談到從未碰觸過的話題那種瞭解讓我自由</text:span></text:p>
      <text:p text:style-name="P1"><text:span text:style-name="T1">陳醫師 | 2005.01.24 08:22 | </text:span><text:span text:style-name="T2">#</text:span></text:p>
      <text:p text:style-name="P3"><text:span text:style-name="T1">有病的不只醫界</text:span></text:p>
      <text:p text:style-name="P3"><text:span text:style-name="T1">陳真 2005. 1. 23.</text:span></text:p>
      <text:p text:style-name="P3"><text:span text:style-name="T1">看人們對邱小妹事件的反應，就能明白醫界腐敗其來有自；人們無意反省，也無意理解問題所在，罵人的罵人，唱高調的唱高調，彷彿只要漂亮話說足了，害群之馬找到了，問題就迎刃而解。</text:span></text:p>
      <text:p text:style-name="P3"><text:span text:style-name="T1">本以為天下烏鴉一般黑，出國後才發現，醫界之黑暗冷血並非普世，至少英國並無同樣問題。它有它的毛病，比方說家人最近急需動刀，若在台灣，兩天就能搞定，在英國居然得等半年。可是，效率奇差的英國醫界，醫護人員對待病人卻無貴賤區別，親切體貼。</text:span></text:p>
      <text:p text:style-name="P3"><text:span text:style-name="T1">台灣則不然，醫護人員總是倨傲冷漠態度惡劣；每回協助家人就醫，總得亮出醫生身份或某種頭銜，才能保障家人應有權益與尊嚴，以免動輒遭到虐待忽視或刁難，否則從掛號到各種檢查，往往一路白眼咆哮，裝聾作啞愛理不理，根本不把你當人看，這恐怕才是最大問題。但它已是一種文化；成員若不願迎合，反而顯得突出。就跟醫藥關係一樣，你跟藥商保持距離，不拿他一分好處，反而顯得怪異不近人情。至於政客介入藥品器材採購關說，更是醫界常態。病人權益不但不是醫界首要考量，反而排在最末。</text:span></text:p>
      <text:p text:style-name="P3"><text:span text:style-name="T1">不只醫界，政界文化界或學術界一樣腐敗，它們不是獨立現象，而是一整個台灣社會文化底下的各種症狀表現。害群之馬根本不存在，這不是某個人的問題，而是所有人的問題。我們怎麼看世界，怎麼評價人事物，自然就會得到應有的後果。就好像政客是人們選出來的一樣，你怎麼抉擇善惡美醜，自然就會得到應得的後果。所謂「有什麼樣的人民，就有什麼樣的政府」，有什麼樣的人民，也就會有什麼樣的醫界和各行各業。</text:span></text:p>
      <text:p text:style-name="P3"><text:span text:style-name="T1">許多人唱高調，說我們需要這個教育或那個訓練來培養什麼醫德情操，甚至動輒高唱史懷哲精神。問題是，恰恰正是這樣一種氾濫成災的虛假道德呼聲，反映出醫界的虛偽和腐敗。我從未聽過英國醫界講什麼醫學人文或八股醫學倫理，更不曾聽說他們把誰當成大老或典範。醫護不過是一種行業，不是什麼神聖志業，成員不需崇高人格。我們的毛病不在缺乏史懷哲，我們只需要正常人在一種合理制度下做正常的事。把人當人看並不需要什麼知識或訓練；不收紅包不拿藥商好處，就好像銀行員不把鈔票往自己口袋塞一樣，不需任何特殊知識或崇高人格。</text:span></text:p>
      <text:p text:style-name="P3"><text:span text:style-name="T1">再說，如果連最基本的都做不到，甚至連指出問題都會遭到醫界內部制裁，對外卻老講些偉大情操做什麼？周邊無所不在的腐敗從不當一回事，卻整天講什麼人文薰陶或崇高醫德，豈非自欺欺人？台灣特權橫行和歧視弱勢，又豈是因為我們少上了幾堂「生活與倫理」的八股課程？</text:span></text:p>
      <text:p text:style-name="P3"><text:span text:style-name="T1">做為一個醫生，我不以為自己比較特別，只能說我比較有病識感。出國前，我以為自己是個好醫生，出國後，脫離醫界數年，回頭想一些事，似乎才發現過去的我，只不過是個訓練有素、隨波逐流的看診機器。我會看「病」，但我並沒有看「病人」的空間；我以為我關心他們，其實也不然。我非醫德低落，問題是，即便我想做個好醫生，在台灣這樣一種醫療環境下也根本不可能。我甚至沒有不做假、不敷衍的空間。若不做假，恐怕連支付水電費都不夠，至少精神科是這樣；若不敷衍，就算天天不睡覺也看不完那麼多病人。</text:span></text:p>
      <text:p text:style-name="P3"><text:span text:style-name="T1">我們不該把結構問題萎縮成個人道德問題；即便是個人道德也有其結構因素，在一個大環境裏，個人並沒有多少自主空間。但我們也不該以為結構問題只是一種制度上的技術問題；它更為深層的背後是一種文化，一種看待世界的方式。我們怎麼評價善惡美醜，就會怎麼收割。有病的不只醫界，而是整個台灣社會。</text:span></text:p>
      <text:p text:style-name="P1"><text:span text:style-name="T1">還記得朱進忠嗎? | 2005.01.24 07:10 | </text:span><text:span text:style-name="T2">#</text:span></text:p>
      <text:p text:style-name="P2"><text:span text:style-name="T1">還記得朱進忠吧? 他 13 號去世了.</text:span></text:p>
      <text:p text:style-name="P2"><text:span text:style-name="T1">陳真</text:span></text:p>
      <text:p text:style-name="P2"><text:span text:style-name="T1">===============文匯首頁 中國</text:span></text:p>
      <text:p text:style-name="P2"><text:span text:style-name="T1">[2005-01-16] 「愛滋孤兒之父」病逝</text:span></text:p>
      <text:p text:style-name="P2"><text:span text:style-name="T1">　【本報北京新聞中心記者劉凝哲15日電】因收養52名愛滋病孤兒而成為「名人」的38歲河南農民朱進忠，1月13日因愛滋病發在北京地壇醫院逝世，並於今日在北京東郊殯儀館火化。</text:span></text:p>
      <text:p text:style-name="P2"><text:span text:style-name="T1">　據內地民間抗愛滋人士胡佳介紹，朱進忠是因帶愛滋病患赴京治病，勞累過度而發病的。他更直指，朱進忠的死，與受到的阻撓不無關係。據介紹，朱進忠在2000年被查出HIV陽性，並在2003年自費創辦了「關愛之家」，收留了52名愛滋孤兒。此事被媒體報道後，朱進忠得到100多萬元的捐款。但隨即朱進忠的「關愛之家」被強行關閉，捐款也被帶走。</text:span></text:p>
      <text:p text:style-name="P2"><text:span text:style-name="T1">　目前，朱家仍收留著4個愛滋孤兒，連同朱進忠自己的骨肉共有6個孩子。朱進忠的妻子今天含淚表示，一定把孩子撫養成人。</text:span></text:p>
      <text:p text:style-name="P2"><text:span text:style-name="T1">=========河南愛滋孤兒之父遭當地官僚阻撓送醫病逝多維新聞網 - New York,USA</text:span></text:p>
      <text:p text:style-name="P2"><text:span text:style-name="T1">【中央社】（中央社記者廖真翊台北｜北京十六日電）曾經成立「關愛之家」收養五十二名愛滋孤兒的河南農民朱進忠，十三日晚間病逝於北京地壇醫院。長期與他投身愛滋病工作的胡佳透露，朱進忠遭到河南官僚阻撓送醫不治。(</text:span></text:p>
      <text:p text:style-name="P1"><text:span text:style-name="T1">壞病人不會有好醫生 | 2005.01.24 07:05 | </text:span><text:span text:style-name="T2">#</text:span></text:p>
      <text:p text:style-name="P3"><text:span text:style-name="T1">中央社 2005 / 01 / 15 (星期六)</text:span></text:p>
      <text:p text:style-name="P3"><text:span text:style-name="T1">醫療人球案負面效應 主治醫師夜半疲於奔命中央社（中央社記者陳清芳台北十五日電）北市受虐女童變成醫療人球案發生以來，醫院心有忌憚，收到急診病患，不分輕重一律呼叫主治醫師，一位神經外科醫師不禁訴苦，表示最近每天晚上呼叫器響不停，半夜忙著趕場開刀，根本沒法睡，「醫師這麼累，病人一定會倒楣」。</text:span></text:p>
      <text:p text:style-name="P3"><text:span text:style-name="T1">這位在中型公立醫院的神經外科醫師指出，以前他 一星期只有一、二次才會深夜被緊急呼叫要開刀，現在 是呼叫器整夜狂叫，昨天一個晚上他為四個腦中風病人開刀，凌晨趕到別家醫院，累到只能在火車上打嗑睡。</text:span></text:p>
      <text:p text:style-name="P3"><text:span text:style-name="T1">這位醫師說，前兩天他半夜開車趕到北縣某醫院， 發現病人情況還好，醫院內總醫師就能照顧，可是醫院 怕得罪病人，即是病人擠到走廊上，急診病患照單全收 ，還一律呼叫主治醫師趕來親自診察，病人也刁鑽，多 等一下還會問：「主治醫師怎麼還不來？」，結果他四 處趕場開刀，簡直快瘋了。</text:span></text:p>
      <text:p text:style-name="P3"><text:span text:style-name="T1">林口長庚醫院外傷急重症中心主任方禎鋒指出，邱小妹事件發生以來，在中型醫院確實發生上述類似事件，這是因為中型醫院的人力不足，值班的主治醫師是在家待命支援一家以上的醫院，每家醫院不問病人情況就呼叫主治醫師到場，才會導致主治醫師累到沒空睡。</text:span></text:p>
      <text:p text:style-name="P3"><text:span text:style-name="T1">他指出，醫學中心急診外傷科有二、三主治醫師在 醫院值夜班，不致於有四處趕場開刀的窘況。</text:span></text:p>
      <text:p text:style-name="P3"><text:span text:style-name="T1">940115</text:span></text:p>
      <text:p text:style-name="P1"><text:span text:style-name="T1">魏福全 | 2005.01.24 01:46 | </text:span><text:span text:style-name="T2">#</text:span></text:p>
      <text:p text:style-name="P2"><text:span text:style-name="T1">今天看了一部韓國的韓戰電影''太極旗下 生死兄弟''韓國人打仗很狠 拍電影也很狠 把戰爭的情節血淋淋的拍出來了 北韓和南韓的軍人一樣濫殺無辜 一樣是殺人機器 連類似以前傳說中的國共內戰時 同一個村子 共產黨來了村民被血洗一次 國軍攻進來又再血洗一次的情節都拍出來了 戰爭中很難分哪一邊是義 哪一邊是不義 戰爭就是不義 春秋戰國時代的墨子是戰爭專家也是反戰專家 只可惜國內外大多數人只研究孫子兵法 而遺忘了墨家的''兼愛非攻''的主張</text:span></text:p>
      <text:p text:style-name="P1"><text:span text:style-name="T1">鑑慧 | 2005.01.23 23:25 | </text:span><text:span text:style-name="T2">#</text:span></text:p>
      <text:p text:style-name="P3"><text:span text:style-name="T1">一個新的新聞圖片網站, 非營利性質, 歡迎廣傳, 提供一般媒體不願呈現的有關中東與各地戰爭影像.http://crisispictures.org</text:span></text:p>
      <text:p text:style-name="P4"><text:span text:style-name="T1"/></text:p>
      <text:p text:style-name="P1"><text:span text:style-name="T1">塵歸塵土歸土 | 2005.01.18 01:56 | </text:span><text:span text:style-name="T2">#</text:span></text:p>
      <text:p text:style-name="P2"><text:span text:style-name="T1">蘋果日報 2005年01月17日</text:span></text:p>
      <text:p text:style-name="P2"><text:span text:style-name="T1">上國中以後，我就是那種所謂的「混混」，混一天算一天，從沒想過將來要做什麼。高中畢業後，因為「勇氣過人」，打架、討債、圍事，成天打打殺殺，很快就闖出名號，變成「道上兄弟」。</text:span></text:p>
      <text:p text:style-name="P2"><text:span text:style-name="T1">30歲以前逞兇鬥狠 這樣的日子我活到了三十歲。直到有一天在一場械鬥中，對方被我捅了一刀，他沒命地跑，我死命地追，追到一家棺材店前，我突然下不了手，腦中一下子閃過一個念頭─江湖生活不是別人躺下，就是自己躺下，「躺下」只是早晚問題，後來我便漸漸退出了江湖。但是我能做什麼工作呢？這些年來一直刀槍出入，我實在不知道自己有什麼專長。直到一個開殯儀館的朋友臨時找不到人抬棺材，叫我去幫忙，沒想到第一次抬死人竟讓我覺得很開心，這種事為何不早點找我！我發現大概是過去死人看多了，這輩子唯一的專長就是不怕死人。從此，我一頭栽進殯葬業，辦法事、為往生者化妝，甚至縫補屍體，屍體再破碎，我都可以一針一針地縫合，連法醫相驗都指定我協助。不過有時想想，以前打打殺殺，再猛再厲害，也不會願意自己見血，說不怕死，還是會怕的；只是萬萬沒想到，現在竟然每天和死人為伍。「每天都在做好事」 我天生很鐵齒，但我相信一定有鬼、有神明，就像人有好也有壞，世間最可怕的是人不是鬼，幹這一行，你更可以看到人性最善良和最醜惡的一面。有句話說：「塵歸塵、土歸土。」人在死後一切就會歸零，但是往往在死後，問題才會浮現。有的人死後留下大筆財產給子孫，但是棺材錢卻沒人要出；有的人生前一貧如洗，往生後卻讓後世子孫、親朋好友懷念不已。最可憐的是，死後連個親友都沒有，骨灰罈擺在殯儀館好幾年，晚上睡覺，他們有時候還會來拉我棉被，大概是想找人聊天吧！但他們不會害人，會害人的一定是活著的人。也有時候，難免會遇到一些真的很窮的喪家，辦完後事，實在拿不出錢來，怎麼辦？自掏腰包，做功德嘛！「幫忙別人是一件很快樂的事。」這幾年，我終於了解到這句話的意思，以前年輕不懂事，沒幹過一件像樣的正經事，但是如果你現在問我，這輩子有沒有幹過一件好事？我可以很大聲的告訴你，我每天都在做好事！</text:span></text:p>
      <text:p text:style-name="P2"><text:span text:style-name="T1">記者蔡惠光採訪整理</text:span></text:p>
      <text:p text:style-name="P2"><text:span text:style-name="T1">張國賢年齡 三十四歲學歷 高職畢業職業 殯葬業</text:span></text:p>
      <text:p text:style-name="P1"><text:span text:style-name="T1">eric | 2005.01.17 09:22 | </text:span><text:span text:style-name="T2">#</text:span></text:p>
      <text:p text:style-name="P3"><text:span text:style-name="T1">泛道德觀，社會最大毒瘤，害人害己，一定報應！每月待命15天，鐵打的身體都要垮，怎能寄望救人？</text:span></text:p>
      <text:p text:style-name="P3"><text:span text:style-name="T1">許岳弘=======</text:span></text:p>
      <text:p text:style-name="P3"><text:span text:style-name="T1">2005.01.17　 中國時報人球案 馬：林致男每月待命15天 要檢討劉添財/台北報導</text:span></text:p>
      <text:p text:style-name="P3"><text:span text:style-name="T1">台北市長馬英九昨天表示，根據市府調查部門的回報，這兩天備受抨擊的仁愛醫院醫師林致男，一個月竟要待命十五天，遠遠超過一般住院醫師每月約七、八天的分量；針對此一現象，台北市長馬英九說，市府會檢討市醫的人力。</text:span></text:p>
      <text:p text:style-name="P3"><text:span text:style-name="T1">取消公開行程、坐鎮市府的台北市長馬英九昨晚在離開市府辦公室時強調，他完全了解市府調查邱小妹案的最新情況，也肯定調查小組的結論，林致男等醫師必須負起該負的責任，但外界也不要因為此案就抹殺全體市醫醫護人員的貢獻。至於林致男醫師一個月竟要待命十五天，負擔是否合理？馬英九也表示會進一步檢討，以免因負荷過重而出現一些不必要的現象。</text:span></text:p>
      <text:p text:style-name="P3"><text:span text:style-name="T1">有關衛生局長張珩的責任問題，馬英九說，張珩離開局長一職，即已負起所有的政治責任。因此昨晚市府相關人士在討論張珩督導不周行政責任時，以張珩目前為政務官無法記過，謹能申誡或撤職，但馬英九早已宣布從二月一日張珩撤職，所以今日的獎懲將不會觸及到張珩。</text:span></text:p>
      <text:p text:style-name="P3"><text:span text:style-name="T1">馬英九說，現市立聯合醫院是由張珩一手規畫，規畫者變為執行者並無不妥，也即他不會撤換張珩的市立聯合醫院院長職務。馬英九說，張珩說話較為直率，但在整個邱小妹案的處理，他不認為張珩有陷他於不義。</text:span></text:p>
      <text:p text:style-name="P1"><text:span text:style-name="T1">忍忍忍忍忍忍忍 | 2005.01.16 10:04 | </text:span><text:span text:style-name="T2">#</text:span></text:p>
      <text:p text:style-name="P2"><text:span text:style-name="T1">TVBS新聞 2005 / 01 / 16 (星期日)</text:span></text:p>
      <text:p text:style-name="P2"><text:span text:style-name="T1">古城變軍營　美軍破壞巴比倫遭譴責【TVBS新聞 】根據大英博物館最新公布的考古學報告，舉世聞名、古世界七大奇景之一的巴比倫城，在伊拉克戰爭當中卻被美軍佔領當作臨時基地，珍貴文物遭到無法彌補的破壞。</text:span></text:p>
      <text:p text:style-name="P2"><text:span text:style-name="T1">考古學家實地考察後發現，曾經駐紮在巴比倫的美軍和波蘭軍隊，不但挖掘混有珍貴文物碎片的泥土，拿來填沙包，還把坦克等重軍備開上有2千多年歷史的古道，使得巴比倫城門和城牆都出現裂縫。</text:span></text:p>
      <text:p text:style-name="P2"><text:span text:style-name="T1">為了整地建造軍營，美軍還到處噴撒化學藥劑，從外地運來沙土整地建造軍營，讓這座堪稱人類文明瑰寶的古城，遭到史無前例的破壞。</text:span></text:p>
      <text:p text:style-name="P1"><text:span text:style-name="T1">也是恐怖份子 | 2005.01.16 10:00 | </text:span><text:span text:style-name="T2">#</text:span></text:p>
      <text:p text:style-name="P3"><text:span text:style-name="T1">我們想努力收集各種資料, 主要包括影像和文字, 成立一個圖書館, 專門散播各種毒素, 就叫做 "恐怖份子影音資料館". 但因為是科技盲電腦白癡, 一直做不成這事. 半年前買了錄影機, 到現在也還學不會正確操作方式, 影像總是斬頭去尾, 要不然就是錄了又被洗掉, 或是連錄都沒錄到.</text:span></text:p>
      <text:p text:style-name="P3"><text:span text:style-name="T1">時間不夠和空間不夠當然也是個問題, 像我的房間已經快被書本和各種雜物給淹沒, 很難好好整理及保存資料. 只能期待將來...</text:span></text:p>
      <text:p text:style-name="P3"><text:span text:style-name="T1">目前只能希望有志之士能各自努力, 各自好好保存, 將來再匯集一起, 把恐怖份子影音資料館給建立起來. 我很難給 “相關資料” 定個範圍, 比方說我常講的 "冷暖人生", 它跟反戰反資本主義一點關係也沒有, 它啥也不反, 簡直就像沈從文小說的影音版, 但我總覺得這些節目極其珍貴, 因為它使我們看見一種難以述說的美麗和希望.</text:span></text:p>
      <text:p text:style-name="P3"><text:span text:style-name="T1">陳真 2005. 1. 16.</text:span></text:p>
      <text:p text:style-name="P1"><text:span text:style-name="T1">我們自己的報應 | 2005.01.16 09:33 | </text:span><text:span text:style-name="T2">#</text:span></text:p>
      <text:p text:style-name="P2"><text:span text:style-name="T1">關於此事,此篇是我見過寫得最為一針見血的文章.</text:span></text:p>
      <text:p text:style-name="P2"><text:span text:style-name="T1">一個社會用什麼樣的眼光看待人事物,自然就會得到什麼樣的後果;眾人若要用一種劣幣逐良幣的眼光顛倒善惡美醜,自然就得承擔這樣一種評價標準所帶來的惡果.</text:span></text:p>
      <text:p text:style-name="P2"><text:span text:style-name="T1">就跟政治一樣,你怎麼評價取捨,你就得承擔這樣一種評價所帶來的必然後果.</text:span></text:p>
      <text:p text:style-name="P2"><text:span text:style-name="T1">一個社會如果總是貶低侮辱或丑化或邊緣化那些美麗的人事物,卻努力抬舉那些齷齪低能的醜陋人事物,那他就不應該疑惑或抱怨這個社會的諸多恐怖醜陋和無能.</text:span></text:p>
      <text:p text:style-name="P2"><text:span text:style-name="T1">社會無從改變,除非你自己先改變,改用一種新的眼光看世界. 我看許多醫界的文人雅士或老枝新秀在報上講一堆空洞的漂亮話,總覺得很惡心.</text:span></text:p>
      <text:p text:style-name="P2"><text:span text:style-name="T1">陳真2005. 1. 15.</text:span></text:p>
      <text:p text:style-name="P2"><text:span text:style-name="T1">==========醫療亂象 醫生也是受害者</text:span></text:p>
      <text:p text:style-name="P2"><text:span text:style-name="T1">袁瑤笙／大學生（北縣新店）</text:span></text:p>
      <text:p text:style-name="P2"><text:span text:style-name="T1">人球事件在各界交相指摘醫護人員缺乏醫德的聲浪中，是否曾反省，這樣的醫療亂象，又是什麼樣的社會造成的？</text:span></text:p>
      <text:p text:style-name="P2"><text:span text:style-name="T1">醫者的確應該要有醫德，但不是每個人都是德雷莎、史懷哲。陸梅勒爾醫生說：「就一個國家而言，我們終究得到的是那一種醫師，就是我們自己的報應。」在痛罵醫德低落之餘，是否更該深切反省究竟這個社會出了什麼問題？</text:span></text:p>
      <text:p text:style-name="P2"><text:span text:style-name="T1">連日來，電視媒體除了把邱父妖魔化、將醫師塑造成冷血殺手的形象、痛批馬團隊昏庸無能之外，又做了什麼？有沒有深入探究問題根源為何？健保的困境不是一天兩天的事，台灣醫療環境的沉痾也不是一朝一夕可造就。</text:span></text:p>
      <text:p text:style-name="P2"><text:span text:style-name="T1">如此的醫療體制下，不只是病人，醫生也是受害者，抓著犯錯的醫院、醫師窮追猛打，卻不檢討是什麼樣的社會造就這樣的亂象，不但不負責任，對於認真做事的醫療從業人員更是殘忍。</text:span></text:p>
      <text:p text:style-name="P2"><text:span text:style-name="T1">長久以來，眾多不懂自愛的媒體極力吹捧、塑造「名醫」。真正站在第一線救人、從事研究、推動醫學進步的醫師，不僅收入不豐，而且要冒著更大的醫療風險、不惜犧牲自己生活品質，但這樣的醫師往往只有出問題時才會成為關注的焦點。</text:span></text:p>
      <text:p text:style-name="P2"><text:span text:style-name="T1">【2005/01/16 聯合報】</text:span></text:p>
      <text:p text:style-name="P1"><text:span text:style-name="T1">魏福全 | 2005.01.14 14:56 | </text:span><text:span text:style-name="T2">#</text:span></text:p>
      <text:p text:style-name="P3"><text:span text:style-name="T1">十幾年前在教學醫院外科當實習醫師時 一位胃出血的年輕女病人 走進加護病房住院. 當時 先給予冰水加止血劑沖洗胃部止血 一段時間之後 仍然在出血 就到值班室找值班醫師.值班室內住院醫師 總住院醫師全部睡翻了 因為他們已經連續很多個鐘頭一直在開刀 體力支撐不住 叫不起來了. 住院醫師躺著勉強睜開眼睛說''繼續用藥水沖洗 真的不行再處理''說完又昏睡了.只好繼續給病人沖洗 直到病人突然血壓下降 意識不清 趕快叫醒值班醫師們 這時只能做CPR急救 當晚就過世了.病人的父親 在病房內幾近崩潰.這個經驗 讓我不敢從事外科的工作 如果我因為長時間開刀 體力不支 導致我的病人死亡 這樣的壓力 不是我能承受的.後來到內科實習時 一位長期肺病的老婦人 由丈夫陪同入院 一進來就趕快給氧氣 打針 當晚也是在CPR急救之後過世.老太太和老先生每次看到我進病房 就一直說謝謝 老太太過世了 老先生還是一直說謝謝醫師們的照顧.這個經驗讓我決定不要從事病人會死亡的科 就選擇了精神科.沒想到 我的病人偶而還是會因為自殺或藥物副作用而死 也會因為內科的疾病沒處理好而死.每個醫師將來被老天召喚而去時 身上都會帶著一本帳本 裡面會記著 救活了多少人 又醫死了多少人 醫好了多少 又醫壞了多少.醫師的功過簿一定要比一般人厚了很多.</text:span></text:p>
      <text:p text:style-name="P1"><text:span text:style-name="T1">「滿意得沒話說」 | 2005.01.14 09:01 | </text:span><text:span text:style-name="T2">#</text:span></text:p>
      <text:p text:style-name="P2"><text:span text:style-name="T1">聯合新聞網 2005 / 01 / 14 (星期五)</text:span></text:p>
      <text:p text:style-name="P2"><text:span text:style-name="T1">這兩天會診碰壁少了 急診轉床容易了【聯合新聞網 記者施靜茹、吳靜美、陳惠惠、宋豪麟／台北報導】邱小妹遠道就醫案發生後，醫院急診病患變少了？部分醫院坦承，最近各科的確神經緊繃，急診轉床要比以前容易得多，但若要急診「清空病床」，是不可能的任務。</text:span></text:p>
      <text:p text:style-name="P2"><text:span text:style-name="T1">一位急診醫師透露，邱小妹事件發生後，媒體和上級長官都在檢討醫院是否隱匿有加護病床，這幾天醫院已要求各科確實查核病床，包括非必要住加護病房，或症狀已減輕可轉到普通病房，都要清出病床，免得衛生主管單位來查「數字太難看」。</text:span></text:p>
      <text:p text:style-name="P2"><text:span text:style-name="T1">三總一名護理人員表示，之前曾有朋友因事故送其他醫學中心救治，幾天都看不到主治醫師，但邱小妹事件後，主治醫師不但現身問診，還一日多次關心他的病況，讓他對這次就醫的醫療品質「滿意得沒話說」。</text:span></text:p>
      <text:p text:style-name="P2"><text:span text:style-name="T1">某醫學中心急診醫師私下表示，平常急診醫師總是被視為「會診科」，到處看其他專科醫師臉色，特別是車禍或跳樓病患因病情需要跨科治療，只能帶著病患走遍多科會診，直到有一科願意接收。但這兩天，會診碰壁的情形幾乎看不到，專科醫師也不敢不收治病患，他說：「邱小妹的不幸，拯救了醫界的不幸。」</text:span></text:p>
      <text:p text:style-name="P1"><text:span text:style-name="T1">血壓高 | 2005.01.14 01:36 | </text:span><text:span text:style-name="T2">#</text:span></text:p>
      <text:p text:style-name="P3"><text:span text:style-name="T1">中央社 2005 / 01 / 13 (星期四)</text:span></text:p>
      <text:p text:style-name="P3"><text:span text:style-name="T1">張珩與腦神經專家夜探邱小妹妹傷勢【中央社 】（中央社記者趙宏進台中縣十三日電）剛卸下台北市衛生局長職務的張珩今晚十時許，會同兩位腦神經專家到台中縣童綜合醫院探訪邱小妹妹，表達市醫團隊會全力提供經驗與意見供主治醫生參考。</text:span></text:p>
      <text:p text:style-name="P3"><text:span text:style-name="T1">張珩與國內知名腦神經專家台中榮民總醫院前急診室主任楊大羽、台北市立醫院和平院區院長璩大成，在邱小妹妹的主治醫師李明鍾、童醫院執行長童瑞龍的陪同下，到加護病房探視邱小妹妹。</text:span></text:p>
      <text:p text:style-name="P3"><text:span text:style-name="T1">張珩探視後表示，Ｘ光片顯示邱小妹妹的肺部非常清，代表心肺功能還是很好，腎臟及腦神經等部份，童醫院醫療團隊也都照顧得非常好，他非常誠摯的表示感謝，今後會以每個器官為標的用心、努力照顧。</text:span></text:p>
      <text:p text:style-name="P3"><text:span text:style-name="T1">璩大成補充指出，水分、血壓、糖分等都是維持生命現象必要條件，必須要控制好，未來會隨時與醫療團隊保持聯絡，密切提供各種方法意見做診治參考。</text:span></text:p>
      <text:p text:style-name="P3"><text:span text:style-name="T1">張珩強調，對於邱小妹妹，他們不會放棄希望，奇蹟不會從天上掉下來，唯有不斷的努力，人才能夠創造奇蹟，就看人生是否把握機會，他們會盡一切努力積極搶救小妹妹。</text:span></text:p>
      <text:p text:style-name="P3"><text:span text:style-name="T1">張珩表示，台北市長馬英九對於小妹妹的狀況非常關切，這一、二天內會在出國前再抽空南下到醫院探視邱小妹妹；他誠懇呼籲大家共同為小妹妹祈福，讓她有多一點希望。940113</text:span></text:p>
      <text:p text:style-name="P3"><text:span text:style-name="T1">===========仁愛醫師：急診主任 叫不動主治醫師</text:span></text:p>
      <text:p text:style-name="P3"><text:span text:style-name="T1">記者宋豪麟／台北報導</text:span></text:p>
      <text:p text:style-name="P3"><text:span text:style-name="T1">台北市醫仁愛院區兩名神經外科醫師因值班未到病人身邊看診遭處分，一名仁愛醫院醫師指出，事實真相是急診主任李彬州叫不動神經外科主治醫師，只能交由值班總醫師決定。</text:span></text:p>
      <text:p text:style-name="P3"><text:span text:style-name="T1">醫界人士透露，現況是，不少神外主治醫師在腦傷病患到院時仍令住院醫師處理，自己並不到場。</text:span></text:p>
      <text:p text:style-name="P3"><text:span text:style-name="T1">仁愛這名醫師指出，仁愛的急診值班制度是模仿長庚醫院，除了急診醫師外，由各專科主治醫師輪流值班。他說，平時若沒什麼事，值班主治醫師的確是可以在家裡待命。</text:span></text:p>
      <text:p text:style-name="P3"><text:span text:style-name="T1">這名醫師說，一旦有腦傷病患，理論上值班醫師應要返院，然而在仁愛值班有兩種處理模式，一種是由急診醫師電話諮詢主治醫師，主治醫師若不到場，病患出了問題，主治醫師必須負全責，另一是主治醫師親返醫院看診。但現況是各科主治醫師不歸急診管，就算急診室主任通知，醫師不回來，急診室也沒輒。</text:span></text:p>
      <text:p text:style-name="P3"><text:span text:style-name="T1">【2005/01/13 聯合報】</text:span></text:p>
      <text:p text:style-name="P3"><text:span text:style-name="T1">=======記過兩仁愛醫師 劉奇樺認失焦 林致男很激動</text:span></text:p>
      <text:p text:style-name="P3"><text:span text:style-name="T1">記者吳靜美／台北報導</text:span></text:p>
      <text:p text:style-name="P3"><text:span text:style-name="T1">邱小妹事件受到記過懲處的聯合醫院仁愛院區兩名神經外科醫師，劉奇樺覺得問題有點失焦，林致男很激動。</text:span></text:p>
      <text:p text:style-name="P3"><text:span text:style-name="T1">劉奇樺前天曾表示，邱小妹妹到院後，院內值班的神經外科林致男總醫師診斷為硬腦膜下腔出血，必須馬上開刀，並通知急診科，但因為沒有加護病房空床，可能必須轉院。他在大約凌晨四時接到醫院通知，也認為只要診斷確定、治療方向正確，轉院是合理的決定。</text:span></text:p>
      <text:p text:style-name="P3"><text:span text:style-name="T1">劉奇樺解釋，通常值班制度是先由總醫師處理患者，主治醫師做後續支援，一旦需要開刀即馬上趕到醫院。他說，隨時可以開刀，但在沒有加護病床的情況下開刀很危險。</text:span></text:p>
      <text:p text:style-name="P3"><text:span text:style-name="T1">昨天懲處加重，劉奇樺不願表示意見，只說，情況有點失焦。</text:span></text:p>
      <text:p text:style-name="P3"><text:span text:style-name="T1">林致男遭記過處分後反應很激動，請他人轉達「不要再叩我了，今天不想接電話，有事明天再說」。昨晚他接受電子媒體訪問時表示，邱小妹送到該院急診，他正在神經外科病房值班忙碌中，他不懂的是，醫院人力不足，過去值班會診都可透過影像傳輸系統，如今卻要記他的過，懲處就像對他施加暴力。</text:span></text:p>
      <text:p text:style-name="P3"><text:span text:style-name="T1">林致男指出，透過影像傳輸會診，他覺得需要開刀，但在該院要開刀一定要有加護病床，所以建議轉院。他說，他的處置也許違反相關規定，但該院過去都是如此做，不知現在為何不行？還記他的過？至於是否申訴，他說，必須想清楚再說。</text:span></text:p>
      <text:p text:style-name="P3"><text:span text:style-name="T1">懲處決定讓仁愛醫院人心浮動，「上面」想用這兩個醫師來「解決事情」，以免再牽扯其他人，這樣對兩醫師不公平。</text:span></text:p>
      <text:p text:style-name="P3"><text:span text:style-name="T1">仁愛院內人士表示，該院是有能力、也願意為患者急診手術，也許該檢討的是當時醫師的判斷是否正確，而不是大加撻伐。</text:span></text:p>
      <text:p text:style-name="P3"><text:span text:style-name="T1">【2005/01/13 聯合報】</text:span></text:p>
      <text:p text:style-name="P3"><text:span text:style-name="T1">=========北市衛生局：值班醫師未看診 有違醫德</text:span></text:p>
      <text:p text:style-name="P3"><text:span text:style-name="T1">記者林宜靜／台北報導</text:span></text:p>
      <text:p text:style-name="P3"><text:span text:style-name="T1">台北市衛生局昨天公布邱姓女童轉診事件調查結果，認為受虐女童送抵北市聯合醫院仁愛院區時，值班的神經外科總醫師及主治醫師在未親自看診情況下即做出轉院處置，有違醫德與醫院急診室規範。</text:span></text:p>
      <text:p text:style-name="P3"><text:span text:style-name="T1">衛生局長張珩坦承，這是一起醫療疏失，願負起全部責任。</text:span></text:p>
      <text:p text:style-name="P3"><text:span text:style-name="T1">張珩昨天會同聯合醫院副院長陳大樑、仁愛院區院長吳振龍及副院長顏慕庸舉行記者會，指出當天值班的神經外科總醫師林致男、第二線待命的主治醫師劉奇樺都沒有到場為病人看診，要求考績會重新研議懲處。</text:span></text:p>
      <text:p text:style-name="P3"><text:span text:style-name="T1">張珩在記者會上當著媒體對吳振龍「興師問罪」，質問仁愛院區是否努力找病床？神經外科兩位值班醫師沒有到場為女童看診，是否違反規定？調不到床位，急診室還是神經外科負責？</text:span></text:p>
      <text:p text:style-name="P3"><text:span text:style-name="T1">吳振龍回答，依急診室會診規定，醫師必須在卅分鐘內趕到，如果病人生命危急，第二線待命醫師也應到場；據他初步了解，神外值班總醫師林致男當時人雖在院內三樓，但僅透過電話與電腦影像傳輸系統與急診室主任李彬州討論女童的電腦斷層掃瞄、Ｘ光片等病歷，沒有到女童的病床邊實地看診。</text:span></text:p>
      <text:p text:style-name="P3"><text:span text:style-name="T1">病床的問題，吳振龍解釋，如果本科沒有病床他科有，科與科可以借調；如果全部滿床，該科主治醫師應做調配或往上呈報；院內考績會調查時，認為劉奇樺沒有做到這點，因此做申誡兩次處分建議。</text:span></text:p>
      <text:p text:style-name="P3"><text:span text:style-name="T1">至於媒體關注的緊急應變中心（EOC）通報系統是否有疏失？張珩解釋，通報系統有一定標準問答流程，通常會先問有沒有床？有沒有醫師？再解釋病人的情況；他認為將來應改為問「有沒有醫師可以開刀？」一併解決病床、醫師的問題。</text:span></text:p>
      <text:p text:style-name="P3"><text:span text:style-name="T1">張珩坦承整起事件是聯合醫院內部醫療疏失，包括診察、轉床及病床管控上都有疏失，會承擔所有疏失，負起所有責任。</text:span></text:p>
      <text:p text:style-name="P3"><text:span text:style-name="T1">他表示對邱姓女童充滿歉疚，會再南下探視，聯合醫院願承擔所有責任，包括醫療與金錢負擔。</text:span></text:p>
      <text:p text:style-name="P3"><text:span text:style-name="T1">【記者吳靜美／台北報導】聯合醫院院本部討論處分案認為，當晚待命的劉奇樺在總醫師聯繫後未到場診察患者，也未督導總醫師並協助處理，仁愛院區建議處分太輕，應記小過兩次。值班的總醫師林致男也未到急診室診治，僅透過電話與影像傳輸系統會診，「未主動積極為患者解決問題」，記小過一次。</text:span></text:p>
      <text:p text:style-name="P3"><text:span text:style-name="T1">至於急診主任李彬州，因已盡急診醫師責任，不予懲處。</text:span></text:p>
      <text:p text:style-name="P3"><text:span text:style-name="T1">【2005/01/13 聯合報】</text:span></text:p>
      <text:p text:style-name="P3"><text:span text:style-name="T1">============</text:span></text:p>
      <text:p text:style-name="P3"><text:span text:style-name="T1">女童效應》上面在害怕 急診效率就變快台北市仁愛醫院一個小女孩的轉診醫療延誤事件，引發整個醫療緊急救難體系的檢討之聲，馬偕醫院急診室，今天上午突然顯得空蕩許多。</text:span></text:p>
      <text:p text:style-name="P3"><text:span text:style-name="T1">【記者韋麗文/台北報導】</text:span></text:p>
      <text:p text:style-name="P3"><text:span text:style-name="T1">馬偕醫院是全台北市急診量最大的醫院，今晨卻出現空蕩蕩的景象，只有四個病患在急診處觀察與候床，病患也極力誇讚急診效率變好了；冷清的急診與過去川流不息的景象截然不同。急診醫師私下坦言，「上面在害怕，當然效率就會變快」。</text:span></text:p>
      <text:p text:style-name="P3"><text:span text:style-name="T1">馬偕醫院急診主任張國頌指出，馬偕急診室一個月的急診量為1萬1500人，平均一天有400名急診病患。人稱全台最忙碌的急診部。他說，最近天氣冷，急診量只有增加，不可能減少。</text:span></text:p>
      <text:p text:style-name="P3"><text:span text:style-name="T1">但急診病人增加，為何醫院的急診候床人數卻變少，張國頌不願多說。另一位醫師說，「上面在害怕啊，當然效率就會變快」。原來，本來在急診候床的病人都轉到病房裡去了。至於奇貨可居的病房如何變出來的，急診醫師也不清楚。只希望這樣的情況不是曇花一現，讓邱小妹的事件成為一個契機，讓以後的急診病患都能順利住院。</text:span></text:p>
      <text:p text:style-name="P3"><text:span text:style-name="T1">急診醫師持平說，EOC通常幫不上什麼忙，有經驗的急診醫師都有一份口袋名單，手上有急迫的病患時，急診醫師自己打電話去拜託該專科醫師收人，還要「求求他」。急診醫師氣憤的說，真不懂救命為何還要求醫師，救命不是醫師的天職嗎？如果求不到專科醫師來幫忙，被罵的還是急診醫師。</text:span></text:p>
      <text:p text:style-name="P3"><text:span text:style-name="T1">此外，醫師透露，踢人球效應在醫學中心也已浮現。急診醫師表示，最近重病急診增加一成左右。不少病患是到其他醫院就診，其他醫院不想收，索性將病患掛號取消，不留紀錄，叫病患自己去別的醫院、自己找床，使得急診爆量。</text:span></text:p>
      <text:p text:style-name="P3"><text:span text:style-name="T1">急診醫師呼籲說，急診是醫療中很重要的一環，一個人可以感冒一百次，卻經不起一次心肌梗塞，如果沒有人及時伸出援手，這一次心肌梗塞就可以要了一個人的命，希望衛生署從制度面改善急診後續醫療，不要總是讓急診醫師成為代罪羔羊。</text:span></text:p>
      <text:p text:style-name="P3"><text:span text:style-name="T1">【2005/01/13 聯合晚報】</text:span></text:p>
      <text:p text:style-name="P1"><text:span text:style-name="T1">醜陋的台灣人 | 2005.01.14 00:18 | </text:span><text:span text:style-name="T2">#</text:span></text:p>
      <text:p text:style-name="P2"><text:span text:style-name="T1">台灣社會普遍的變態下流齷齪腐敗低級王八混蛋偽善和惡心,非筆墨所能形容,如果有人能用一種所謂尖銳的語氣描述其一二,我看搞不好能拯救這個幾乎沒得救的社會.</text:span></text:p>
      <text:p text:style-name="P2"><text:span text:style-name="T1">陳真2005. 1. 13.</text:span></text:p>
      <text:p text:style-name="P1"><text:span text:style-name="T1">魯魯米 | 2005.01.14 00:09 | </text:span><text:span text:style-name="T2">#</text:span></text:p>
      <text:p text:style-name="P3"><text:span text:style-name="T1">to qegg,</text:span></text:p>
      <text:p text:style-name="P3"><text:span text:style-name="T1">沒有跟誰比，那純粹只是敘述用詞，全部的用意只是拿來把我想問的問題，用我的話說出來，如此而已。簡單的說，就是這是一句很簡單的問話，修飾一些語氣希望避免一些尖銳。---------------------------------------你說的『...比較...比較...』，是跟誰比？</text:span></text:p>
      <text:p text:style-name="P4"><text:span text:style-name="T1"/></text:p>
      <text:p text:style-name="P4"><text:span text:style-name="T1"/></text:p>
      <text:p text:style-name="P7"><text:span text:style-name="T1">Admin | 2005.01.13 12:57 | </text:span><text:span text:style-name="T2">#</text:span></text:p>
      <text:p text:style-name="P2"><text:span text:style-name="T1">To qegg,喔！因為我是用</text:span><text:a xlink:type="simple" xlink:href="http://www.moztw.org/firefox/"><text:span text:style-name="T5">FireFox</text:span></text:a><text:span text:style-name="T1">瀏覽器（本人強力推薦!NO IE,IE sucks!），所以當url這欄填入中文，點選時會連到一個有效的網站，並不是出現not found，(用IE則會)，而這個有效網站會是什麼樣的網站，我們不曉得，誰知道會不會是個連過去就中毒的網站。:P</text:span></text:p>
      <text:p text:style-name="P2"><text:span text:style-name="T1">怡靜</text:span></text:p>
      <text:p text:style-name="P1"><text:a xlink:type="simple" xlink:href="http://palinfo.habago.org/mt-comments.cgi?__mode=red&amp;id=88"><text:span text:style-name="T6">qegg</text:span></text:a><text:span text:style-name="T1"> | 2005.01.13 09:43 | </text:span><text:span text:style-name="T2">#</text:span></text:p>
      <text:p text:style-name="P3"><text:span text:style-name="T1">to admin,幹嘛拿掉嘛！這樣囑就不好玩了說...</text:span></text:p>
      <text:p text:style-name="P3"><text:span text:style-name="T1">to 魯魯米,你說的『...比較...比較...』，是跟誰比？</text:span></text:p>
      <text:p text:style-name="P3"><text:span text:style-name="T1">是偶，qegg</text:span></text:p>
      <text:p text:style-name="P1"><text:span text:style-name="T1">歸 LP 火 | 2005.01.13 09:38 | </text:span><text:span text:style-name="T2">#</text:span></text:p>
      <text:p text:style-name="P2"><text:span text:style-name="T1">忍教教主的網址是:忍教教主@忍教協會@賤橋分會</text:span></text:p>
      <text:p text:style-name="P2"><text:span text:style-name="T1">總會地址是: 台南縣永康鄉萬寶路跆拳道3段摸X 巷不知道怎麼弄樓中樓鐵達尼號</text:span></text:p>
      <text:p text:style-name="P2"><text:span text:style-name="T1">剛看到底下這位長庚醫師同仁的文章,他說:</text:span></text:p>
      <text:p text:style-name="P2"><text:span text:style-name="T1">""""消防救護人員或應變中心人員基於救命職責，似乎應可直接電詢副院長，由副院長出面！床位還會有問題嗎？""""</text:span></text:p>
      <text:p text:style-name="P2"><text:span text:style-name="T1">這聽起來是不是很好笑? 消防人員 "直接電詢副院"? 那不就炒魷魚? 他敢打這樣的電話? 有些住院醫師甚至不敢叫醒值班主治醫師,何況人家是副院長耶~~這樣的 "制度" 不會太可怕太沒效率不確定性太高嗎? 而且, 人家副院長會鳥你一個什麼消防人員? 而且, 副院長或院長把床位藏在口袋裏幹啥? 而且,病人那麼多, 副院長豈不是二十四小時都不用睡了? 整天待命? 那乾脆就把副院長降級,專門來掌管床位不就好了?</text:span></text:p>
      <text:p text:style-name="P2"><text:span text:style-name="T1">還有,劉醫師講什麼: 神經外科部主任若肯親自動刀,則 """"加護病房的「床位」自然就不成問題"""""</text:span></text:p>
      <text:p text:style-name="P2"><text:span text:style-name="T1">這是不是聽起來也是很好笑的一種制度或建議? 部主任肯犧牲睡眠親自動刀,就給他床位?(資淺的醫師動刀就不給?)</text:span></text:p>
      <text:p text:style-name="P2"><text:span text:style-name="T1">陳真 2005. 1.13.</text:span></text:p>
      <text:p text:style-name="P2"><text:span text:style-name="T1">P.S.: 這事媒體炒得熱,但熱兩天就會退燒,說來挺可悲.講大家都會講,但是講一丈不如做一尺,不如在生活中或工作上好歹展露一點英雌或英雄本色,不必當烈士,就只要為周邊正當的事付出一點點點點點小小的小小小代價就行,不要保護自己總是保護得那麼周密.</text:span></text:p>
      <text:p text:style-name="P2"><text:span text:style-name="T1">===========2005.01.13　 中國時報</text:span></text:p>
      <text:p text:style-name="P2"><text:span text:style-name="T1">官僚作風 竟致無床可用</text:span></text:p>
      <text:p text:style-name="P2"><text:span text:style-name="T1">劉競明/林口（長庚醫院婦產部主治醫師）</text:span></text:p>
      <text:p text:style-name="P2"><text:span text:style-name="T1">日昨四歲遭父親毆打腦部造成顱內出血的邱姓女童，經轉送梧棲童綜合醫院治療後情況似不是很樂觀。回想事起之初，整個大台北地區的十四所「醫學中心」似乎都對神經外科手術極為陌生？也無人敢決定開刀！當緊急應變中心的小姐電話詢問床位時，打電話的人似乎找不到「門路」？接電話的人，似乎也毫無救人如救火的使命感？整個大台北的緊急醫療救護體系，好像成了紙上談兵。</text:span></text:p>
      <text:p text:style-name="P2"><text:span text:style-name="T1">其實在醫學中心開刀房的作業原則是：有床位才會動刀。但是急重症的病患不在此限。四歲腦部外傷的女孩，憑良心說，要從醫療首善之區的台北市轉到台中開刀，其中光是車程就要兩小時整，過程就潛存極大的風險！依筆者外科系醫師的經驗：「擒賊必先擒王！」要開「神外」的刀，當然要先找神外主任，通常醫學中心的職級為「部主任」。如果部主任有暇，讓部主任下刀當萬無一失；當然若其肯下刀，則加護病房的「床位」自然就不成問題。不過部主任有時不一定找得到，假如找不著時，緊急消防救護人員或應變中心人員基於救命職責，似乎應可直接電詢副院長，由副院長出面！床位還會有問題嗎？</text:span></text:p>
      <text:p text:style-name="P2"><text:span text:style-name="T1">其實從ＳＡＲＳ之後，醫學中心的管理者早就學乖了。不僅是醫院高層，除了出國者不算，所有在國內的主治醫師以上人員，很少會完全關掉手機者；尤其像神經外科、心臟外科等緊急救命，高難度手術的醫師人才，還必須做行蹤列管，手機還要廿四小時開機以備不時之需？這樣來說，救護車人員在大台北地區找不到病床，似乎成為一種國際笑話？另外，台北市長似乎也應該少在電視上慢跑作秀，多多思索為民眾服務的切身有關之具體事項吧！</text:span></text:p>
      <text:p text:style-name="P7"><text:span text:style-name="T1">Admin | 2005.01.13 08:25 | </text:span><text:span text:style-name="T2">#</text:span></text:p>
      <text:p text:style-name="P3"><text:span text:style-name="T1">之前那七個忍字會出現不同顏色是因為陳真在"網址"這裡填了中文字，所以系統自動轉譯為英文符號代碼，不是正確的網址當然會not found，不是什麼秘密不秘密。我已經將之拿掉。"網址"這一欄的用意是讓人填上自己或組織的網站等等（如果你有個人網站的話,url address only），沒有的話就不用填。</text:span></text:p>
      <text:p text:style-name="P3"><text:span text:style-name="T1">怡靜</text:span></text:p>
      <text:p text:style-name="P1"><text:span text:style-name="T1">陳真 | 2005.01.13 05:41 | </text:span><text:span text:style-name="T2">#</text:span></text:p>
      <text:p text:style-name="P2"><text:span text:style-name="T1">不好意思,為什麼會這樣野蠻? 我就沒研究了.</text:span></text:p>
      <text:p text:style-name="P1"><text:span text:style-name="T1">魯魯米 | 2005.01.12 23:11 | </text:span><text:span text:style-name="T2">#</text:span></text:p>
      <text:p text:style-name="P3"><text:span text:style-name="T1">再把我的問題再問一次，如果台灣是一個比較缺乏病識感的地方，台灣的子民比較野蠻等等等，這是為什麼？</text:span></text:p>
      <text:p text:style-name="P3"><text:span text:style-name="T1">ps:咦，明明那七個忍忍忍又忍忍忍再一忍，顏色好像不一樣，點點它，它就會出現教主的秘密，再點點那個秘密，那個秘密就會說not found，啥也沒說就not found，總之，我覺得很好玩，還玩了好幾遍，不過，這不曉得是那來一回事的七忍電動篇，現在，好像是真的not found了。</text:span></text:p>
      <text:p text:style-name="P1"><text:span text:style-name="T1">陳教主 | 2005.01.12 21:01 | </text:span><text:span text:style-name="T2">#</text:span></text:p>
      <text:p text:style-name="P2"><text:span text:style-name="T1">底下這篇第一段講的很對. 醫界之故做驚訝狀是很不要臉的,彷彿這只是一種特例, 事實上, 它一點都不令人驚訝,它只是每天發生的千千萬萬個案之一.正是這種故做驚訝狀,顯示出台灣醫界有多麼惡劣和腐敗.</text:span></text:p>
      <text:p text:style-name="P2"><text:span text:style-name="T1">今天若不是女童處境特殊,若不是媒體因此大做報導,誰管你死活?</text:span></text:p>
      <text:p text:style-name="P2"><text:span text:style-name="T1">真正的恐怖是: 當你聽一個人說 A 時,你無法相信他是在講 A 或 B 或 C 或其它一切.你根本無法信任他講的任何一句話,因為他根本沒有心好好做事好好講話,他的 A 是變形虫,隨時可以調整面貌調整說法,看人說人話,見鬼說鬼話.</text:span></text:p>
      <text:p text:style-name="P2"><text:span text:style-name="T1">即便這個 A 只是一個純粹事實性的問題,比方說有床位或沒有床位,你也無法相信對方講的,因為他只是隨口說說,敷衍應付一下了事,你無法對他所講的話或所做的事 take seriously, 凡事僅供參考,除非你有特殊關係或社會地位和身份.</text:span></text:p>
      <text:p text:style-name="P2"><text:span text:style-name="T1">英國社會有無數的問題,但他們不會在這種最基本的信任和負責態度上出毛病.一個英國醫生如果跟你說沒床位,那就是沒床位,你不會懷疑他只是隨口說說,你也根本不用擔心自己是不是關係不夠或社會地位不高.你更不需要去找什麼國會議員來拜託. 如果有人因此去找人關說,恐怕會被送到我這一科來,因為那等於是一種 "怪異行為" 或 "妄想".</text:span></text:p>
      <text:p text:style-name="P2"><text:span text:style-name="T1">但是在台灣卻剛好相反,所有怪異行為全部變成生存下去的正常管道,所有妄想全變成一種理所當然的想法,大家見怪不怪. 相反地,正常行為卻被視為異常,視為怪異或怪人.連堅決拒拿藥商好處, 都能變成一種怪異想法或怪異行為,反而是和藥商眉來眼去,吃香喝辣才是正常.</text:span></text:p>
      <text:p text:style-name="P2"><text:span text:style-name="T1">這個社會,不管哪一行,你就是很難正直地過活,你總是被迫要去做或去配合許多不正當的事,或忍受許多莫名其妙的作假和虛榮.</text:span></text:p>
      <text:p text:style-name="P2"><text:span text:style-name="T1">就以學歷來講,我看前一陣子有位醫生作家,學歷上寫著 "哈佛大學博士後研究",可是,他沒有博士學位,哪來博士後研究? 這種事幾乎也變成了一種醫界常態.把代表著 "醫生" 這個頭銜的 Dr. 故意膨漲為代表 "博士" 的 Dr.</text:span></text:p>
      <text:p text:style-name="P2"><text:span text:style-name="T1">不但普遍頒給自己一個 "博士" 或 "博士後", 甚至有的還進一步宣稱自己在 "一年內取得博士(後)學位",或 "八個月內" 在美國某著名大學 "寫完八篇博士後論文".</text:span></text:p>
      <text:p text:style-name="P2"><text:span text:style-name="T1">醫生學歷已經夠高了,但卻不滿足,硬要故意混淆博士的 Dr. 和醫生這個 Dr.的區分,頒給自己許多"博士後研究" 的公開頭銜,像這種醜聞,有可能發生在英國嗎? 但台灣卻俯拾皆是,難得遇到一個講話老實的人,簡直要驚為天人.</text:span></text:p>
      <text:p text:style-name="P2"><text:span text:style-name="T1">而且,所謂 "研究",通常不過是去 "玩" 或 "觀摩" 個幾個月或頂多一年,但是,這種不具多少學術意義的經歷卻往往作假成 "博士後研究" 的實質學歷.</text:span></text:p>
      <text:p text:style-name="P2"><text:span text:style-name="T1">如果八個月可以完成八篇 "博士後論文",那我八年恐怕都寫不完一篇博士論文,豈非智能不足?</text:span></text:p>
      <text:p text:style-name="P2"><text:span text:style-name="T1">台灣醫界只是一個台灣人的縮影,就好像人蛇並沒有破壞什麼台灣人的形象,人蛇只是具體而準確地呈現了台灣人的性格.</text:span></text:p>
      <text:p text:style-name="P2"><text:span text:style-name="T1">我們都是人蛇,只是虐待弱者的方式不一樣而已.台灣醫界是一個腐敗到外人根本無法想像的團體,它的腐敗和醜陋,絕對比人蛇還殘酷還下流.但是,你講這些話沒有用,因為台灣人並沒有真正認清它是個問題.</text:span></text:p>
      <text:p text:style-name="P2"><text:span text:style-name="T1">各行各界菁英都一樣,並沒有誰比較高尚或高明.即便是一般賣東西的也一樣,你就是無法信任他會考慮你的健康,會把你的生命當一回事. 好吃是好吃,但有多少東西是乾淨的衛生的合格的無害的? 當他賺錢時,他才不管你的死活,碗隨便洗一洗,菜更是連洗也不用洗,凡事都不會考慮對別人的傷害,但是,當他在家自己吃東西時卻洗得很乾淨,保護自己總是保護得很周到.</text:span></text:p>
      <text:p text:style-name="P2"><text:span text:style-name="T1">問題是, 一個社會, 如果大家都只是想到自己的利益卻不顧他人利益, 豈有可能誰能不受害? 除了大官或大富豪, 誰能不受害?</text:span></text:p>
      <text:p text:style-name="P2"><text:span text:style-name="T1">陳真 2005. 1. 12.============2005.01.12　 中時晚報不是連繫有誤 而是醫界有病中晚社評</text:span></text:p>
      <text:p text:style-name="P2"><text:span text:style-name="T1">北市受虐女童遠送中縣開刀，醫界紛紛覺得不可思議，這才真是令人覺得不可思議。</text:span></text:p>
      <text:p text:style-name="P2"><text:span text:style-name="T1">類似這位女童成為人球的情形，今年以來在各大急診室都曾發生，中風病人成人球、車禍重創病人也會成人球，甚至連癌症末期患者合併急症都很難入院…；人球對醫界來說，不是新鮮事，但今天因為邱小妹妹輾轉花了六個小時北病南送的離譜事被指責，醫界的「理性」全都站出來了、都說這不對，但事實呢？</text:span></text:p>
      <text:p text:style-name="P2"><text:span text:style-name="T1">邱小妹妹這案子豈止暴露台灣的緊急醫療網絡問題重重，醫者是否有心，更引人議論。</text:span></text:p>
      <text:p text:style-name="P2"><text:span text:style-name="T1">先談緊急醫療救護網路，擁有全台灣最密集的醫療資源的首善之都，發生找不到病床安置急診女童事件，北市緊急醫療體系運作顯然有重大瑕疵！</text:span></text:p>
      <text:p text:style-name="P2"><text:span text:style-name="T1">再說醫療技術，仁愛醫院擁有的神經外科醫療資源已是市立醫院資源最豐的醫院，要說沒有能力救治女童，實在難以置信。很多醫師現在都站出來指責第一線醫師未及時救治種種不當，但類似個案如果發生在自家醫院時，事實又會如何？重症患者半夜或是假日送醫面臨求救無門的窘況絕對不單只有邱小妹妹這一樁。但在醫療糾紛暴增的情況下，多數醫師不都是寧可採取防禦性醫療、盡可能把病患往外推？</text:span></text:p>
      <text:p text:style-name="P2"><text:span text:style-name="T1">目前相關單位報告邱小妹妹輾轉就醫的調查中，根據已公布的通聯資料，焦點都集中在病床或災難應變的指揮調度上，但這都不該是拖延救助的藉口，若是依此推託，無人能予認同。畢竟邱小妹妹事件暴露醫療「人球」與緊急醫療網有重大缺失，也凸顯訊息通報系統的連繫程序出現問題，調查點不能僅依賴通報系統。</text:span></text:p>
      <text:p text:style-name="P2"><text:span text:style-name="T1">至於最難介入調查的醫者心態部分，這事涉良心；所有當醫生的都同意醫者以救人為本務，但事實上呈現的醫療供應環境又是什麼樣？看看健保推動自主管理後，各醫院的應變吧。給付不好的病人，醫院管理者端出多少好理由往外推？大家能推就推，甚至寧願安排高門診量的名醫出國遊玩也不願多收多賠，想寄望醫師有醫德、有良心，問題並不單只靠醫師身上。</text:span></text:p>
      <text:p text:style-name="P2"><text:span text:style-name="T1">目前的醫療資源使用情形，在醫療系統內的人都知道，「床位」可成為醫院給予有某種身分地位的人的關說工具。或許資源的使用關係著民眾對就醫單位的信心，所以總是可以看到很多大醫院的急診室走廊「堆」滿病床、一床難求的盛況，而南病北送更是家常便飯；但習慣就是一種自然嗎？</text:span></text:p>
      <text:p text:style-name="P2"><text:span text:style-name="T1">有急症、生重病變得很可憐的局面是如何造成的？當醫師的、開醫院的、管醫療的人請自己問一問：如果邱小妹妹的就醫過程沒被批判，是不是就是一種理所當然？</text:span></text:p>
      <text:p text:style-name="P2"><text:span text:style-name="T1">醫療這問題很專業，所以，無助的生病者，很容易就會被就醫療提供者訓練成「能治好病，怎麼忍受都可以」的接收者，但，這不叫正常，醫界變成重利輕義的結果，請問：邱小妹妹若是醫師或是有頭有臉、重要人士之至親，是不是會變成今天這個局面？</text:span></text:p>
      <text:p text:style-name="P1"><text:span text:style-name="T1">忍教教主 | 2005.01.12 19:14 | </text:span><text:span text:style-name="T2">#</text:span></text:p>
      <text:p text:style-name="P3"><text:span text:style-name="T1">咦? 被你發現我是忍教教主?!</text:span></text:p>
      <text:p text:style-name="P3"><text:span text:style-name="T1">我講的沒有病識感, 大約就像一個妄想症病人, 他的問題不在於他有妄想, 而在於他根本不知道那是一種妄想. 如果他知道那是妄想, 那麼, 妄想將立刻失去它的破壞力. 搞不好變成一個充滿幻想和想像能力的藝術家.</text:span></text:p>
      <text:p text:style-name="P3"><text:span text:style-name="T1">要建立病識感是很難的--如果不是不可能的話! 就好像要改變一個人的美感品味是很難的一樣. 他喜歡的東西, 你要讓他變成不喜歡, 幾乎是不可能的, 至少在短時間內或一般狀況下不太可能. 同樣, 他所看不起或厭惡的東西, 你要讓他由衷喜歡, 同樣不太可能.</text:span></text:p>
      <text:p text:style-name="P3"><text:span text:style-name="T1">時間是偉大的, 它能改變許多東西.沈從文說: "我不相信命運, 但我相信時間, 它可以改變一切".</text:span></text:p>
      <text:p text:style-name="P3"><text:span text:style-name="T1">不光是時間, 我看災難也是偉大的, 金庸這回遇到海嘯, 差點滅頂, 他說他八十多歲了, 終於看開一些事. 劇烈的事, 往往也有這種治療效果, 大概就跟精神醫學上的電療原理一樣, 是一種強迫正常化 (forced normalization), 你不需慢慢慢慢慢慢再培養病識感, 太慢了, 來一個劇烈的無常, 你就能知道你所一度堅持或堅信的東西多麼脆弱多麼荒謬而不堪一擊.</text:span></text:p>
      <text:p text:style-name="P3"><text:span text:style-name="T1">有個人, 我雄雄忘了是誰, 他說, 我們在災難中甦醒, 大約也是這個意思. 痛苦使我們更能接近生命的本質, 看清事物.</text:span></text:p>
      <text:p text:style-name="P3"><text:span text:style-name="T1">一般狀況下, 人很難看到自己. 我不太相信什麼自我反省, 我相信來自自我以外的治療. 那些真正的毛病是很難反省的, 因為它就存在 "我" 這個東西裏頭, "我" 很難跳脫出 "我" 這個框框來看清自己. 但是, 如果我們能知道或看見更多與 "我的世界" 不一樣的人事物, 具備這種 "知道別人在想什麼" 的能力, 做為一種映照, 一種像鏡子那樣的東西, 我們或許就比較有可能看見自己.</text:span></text:p>
      <text:p text:style-name="P3"><text:span text:style-name="T1">這種 "知道別人在想什麼" 的能力, 在人類來講, 其實就是一種藝術能力, 簡單說就是: 我能想像或理解與我不一樣的人事物. 但台灣就是缺乏這種能力, 他不太能想像不一樣的價值, 不一樣的世界, 總以為大家都跟他一樣, 往著一模一樣的前途邁進, 嚮往著一模一樣的東西. 台灣人不相信這個. 他只懂得從特定的功名指標來判斷一個人事物, 他只看得見價碼 (price), 但看不見價值 (value)這回事. 價碼是既定且公認的行情, 但價值卻充滿主觀, 千變萬化莫衷一是.</text:span></text:p>
      <text:p text:style-name="P3"><text:span text:style-name="T1">我不是說功名不好, 也不是說人事物不該有個價格, 我只是要說這不是唯一的一種看世界的方式! 看世界的方式理應無限, 就好像一條直線上有無數的點一樣, 但我們卻只能看見一個 "點", 進而以為世界就是這樣一個小不點.</text:span></text:p>
      <text:p text:style-name="P3"><text:span text:style-name="T1">忍教陳教主 2005. 1. 12.</text:span></text:p>
      <text:p text:style-name="P1"><text:span text:style-name="T1">魯魯米 | 2005.01.12 13:19 | </text:span><text:span text:style-name="T2">#</text:span></text:p>
      <text:p text:style-name="P2"><text:span text:style-name="T1">文化上的改變是需要百年光陰的, 無法急於一時. 但台灣的可怕不在於它有病, 而在於它根本不認為這是一種病, 或甚至沒察覺到這些現象的存在.----------------------------------------------請問忍教協會的忍教教主，對於上述，可否進一步說明，為什麼？</text:span></text:p>
      <text:p text:style-name="P1"><text:span text:style-name="T1">忍忍忍忍忍忍忍 | 2005.01.12 08:43 | </text:span><text:span text:style-name="T2">#</text:span></text:p>
      <text:p text:style-name="P3"><text:span text:style-name="T1">有些東西真的很不想提不想講, 甚至連想也不想去想, 一想起來就血壓高, 就想罵 X 伊祖罵, 台灣這個社會真不是人住的的地方, 只有有錢有勢的人才它媽的算人, 其它都不是人. 比這惡劣許多的事, 無窮無盡分分秒秒都在發生, 這根本不是 "新聞", 它只是一種入骨的生活常態, 有哪一時哪一刻不是這樣?</text:span></text:p>
      <text:p text:style-name="P3"><text:span text:style-name="T1">如果你想待在某些圈子, 你就得學習那樣一套冷血低能以 "糟蹋人" 為能事的文化和心態, 凡事不能認真, 睜一眼閉一眼, 盡量學習各種醜態, 盡量配合各種齷齪人事物, 沉默再沉默, 每天反覆唸忍忍忍忍忍忍忍七個忍字, 努力讓自己的心靈痲痺, 否則你會讓自己陷入可怕的自我懷疑. 比方說你明明想當個乾乾淨淨勤奮工作的政治人物, 但是有可能嗎? 這樣的環境, 你能多乾淨? 你能多有正義感? 就算你不要命, 你也不可能改變任何事物. 你只能選擇離開或忍耐或適應.</text:span></text:p>
      <text:p text:style-name="P3"><text:span text:style-name="T1">文化上的改變是需要百年光陰的, 無法急於一時. 但台灣的可怕不在於它有病, 而在於它根本不認為這是一種病, 或甚至沒察覺到這些現象的存在, 整天自欺欺人講些偉大的什麼愛心, 講都講得粉好聽, 做出來卻完全另外一回事.</text:span></text:p>
      <text:p text:style-name="P3"><text:span text:style-name="T1">弱者生存在台灣是很可悲的. 生老病死, 人世無常, 絕大部份人在某些時候或某些事情上都會成為弱者, 但我們對欺壓弱者, 依然樂此不疲.</text:span></text:p>
      <text:p text:style-name="P3"><text:span text:style-name="T1">陳真 2004. 1. 12.</text:span></text:p>
      <text:p text:style-name="P3"><text:span text:style-name="T1">=====================http://news.chinatimes.com/Chinatimes/newslist/newslist-content/0,3546,110514+112005011200320,00.html</text:span></text:p>
      <text:p text:style-name="P3"><text:span text:style-name="T1">2005.01.12　 中國時報</text:span></text:p>
      <text:p text:style-name="P3"><text:span text:style-name="T1">一張病床讓緊急應變中心崩盤的教訓</text:span></text:p>
      <text:p text:style-name="P3"><text:span text:style-name="T1">中時社論</text:span></text:p>
      <text:p text:style-name="P3"><text:span text:style-name="T1">九二一大地震與ＳＡＲＳ風暴，給國內醫療單位很大的啟發與教訓，從中央到地方，立即檢討、加強緊急應變中心的建制，準備發生重大傷亡事件時，可以馬上動員救傷。可是，這些龐大的經費與人力資源，在遇到一個四歲的小女孩時，竟然完全破功！發生在台北市仁愛醫院的邱姓女童沒病床事件，讓人又一次看到醫療體系令人不敢置信的荒謬與顢頇，在這座白色巨塔的黑影之下，台灣人好像只能少生病、少和醫院打交道！</text:span></text:p>
      <text:p text:style-name="P3"><text:span text:style-name="T1">這個事件，聞者心酸：一個四歲的小女童，在寒冷的冬夜，被酒醉的父親拖著在街上走，還被打得半死，已經夠可憐了。路人報警送醫院，竟然發生沒病床、沒醫院要收治開刀。而且，事件發生地不是在窮鄉僻壤或偏遠離島地區等醫療缺乏地區，而是首都台北市─號稱全國醫療資源最豐富的國際級都市。結果，一個腦重傷的女童，要從台北市送到一百多公里之外的台中去救治，幾個小時的延遲，如今重度昏迷、性命垂危。</text:span></text:p>
      <text:p text:style-name="P3"><text:span text:style-name="T1">整個大台北，救不了一個小女孩，這是首都之恥！也將會是全體市民心中永遠的痛！在震驚、質疑、感傷之餘，我們想知道，醫療體系又出了什麼問題？根據目前已經公布的資料，無論是台北市仁愛醫院或台北市緊急應變中心，似乎都盡了本分，全力找病床。在不到一小時之內，打了近廿通電話，詢問了十九家包括醫學中心與地區醫院單位，但從台北到新竹，沒有一家醫院有病床，才不得不往台中送。按緊急應變中心的電話紀錄，一關一關照表操課，該打電話都打了，找不到病床是「實情」，好像沒人有錯。但事實是如此嗎？</text:span></text:p>
      <text:p text:style-name="P3"><text:span text:style-name="T1">從公布的電話錄音發現，通知的人好像並不認為這是重大傷病事件，寥寥幾句、形同話家常的詢問，問的人和聽的人，好像都不當回事。小女孩情況危急，通知的人為什麼就不能再多說幾句、把病情描述得更清楚一點？讓接電話的一方，更能了解、感受到事情的嚴重性？救死扶傷是人之天性，在南亞震災、九二一、全省捐款救助罹患腎上腺間質退化症的高雄張氏三兄弟的事例中，我們都看到這種高貴、卻也是基本人性的展現。但在通話錄音中，我們聽不出醫療人員的熱情與關心，反倒更像是一樁例行公事而已。我們不禁要合理的懷疑，如果受傷的人是醫療人員自己認識的人、是自己的親屬，或者是高官權貴、豪門巨室，全台北市是否也找不到一張病床？</text:span></text:p>
      <text:p text:style-name="P3"><text:span text:style-name="T1">事實上，自己或家人生過病、需要住院的人都知道，台灣的醫院一床難求好像是天經地義的事，不管健保強調照顧「全民」的宗旨有多崇高，不管保費要漲幾次，總之，「病床」就是醫療體系中的稀有資源，要病床的時候，有錢還要有關係，經常是缺一不可。醫生更私下承認，醫院要保留空床，以便應付緊急突發事件，只是，「某些人」的緊急比大多數人的緊急更緊急，也就更容易要到病床。更糟糕的是，健保總額給付實施後，因為住院給付偏低，住院條件審查更嚴格，也增加了小市民要病床的困難度；像腦傷這種重大、占床久的病例，更是要嚴格審查。邱小妹的不幸，就在這種種不利的條件下發生了。但不要忘了，這種事情古已有之，未來難保不發生在你我身上！</text:span></text:p>
      <text:p text:style-name="P3"><text:span text:style-name="T1">制度殺人、醫療人球、醫療八掌溪事件是全體國人對這起事件的共同感受與憤怒，不論是首當其衝的台北市或主掌全國醫療體系的衛生署，都要給國人一個交代，絕不只是鞠躬道歉而已。緊急應變中心的通報流程與格式有無問題；通報人員的警覺性與專業程度是否足夠；醫療資源管理是否應比照飛安資訊，上網公布，接受全民及體制外專家的監督。甚至，這起不幸又荒謬的事件中，相關醫療單位與人員是否有怠忽職守、違反醫事人員管理相關法規，乃至牽涉法律責任等種種問題，都要衛生署及司法單位更主動的檢討。</text:span></text:p>
      <text:p text:style-name="P3"><text:span text:style-name="T1">最後，我們要以最真誠的心，為一個無辜的四歲小女童祈禱，希望她能在上天的眷顧下，展現堅強的生命力，戰勝這個令人難以置信的醫療悲劇。</text:span></text:p>
      <text:p text:style-name="P3"><text:span text:style-name="T1">===============「真的不明白」</text:span></text:p>
      <text:p text:style-name="P3"><text:span text:style-name="T1">王榮霖　報告時間：2005/01/11 23:06:31</text:span></text:p>
      <text:p text:style-name="P3"><text:span text:style-name="T1">該怎麼理解這樣的情形？四歲的邱小妹妹，遭到酒醉的惡父當街打成顱內出血昏迷，在性命垂危之際，首善之區的大台北地區竟然找不到一張可以容她的病床，最後在淒風苦雨中，被當成人球轉送至台中梧棲搶救，迄今生命如風中之燭，整起事件令人不忍卒睹，深深地傷了很多人的心；台灣，號稱人權立國，竟然會冷漠到讓不應該發生的事發生了，這種錐心之痛及恥辱，台灣該如何洗刷？</text:span></text:p>
      <text:p text:style-name="P3"><text:span text:style-name="T1">盡可能維護人的生命？無分貴賤？邱小妹妹的不幸及無助，戳破了這一切虛假的救人誓詞，也再度呈現「有關係就沒關係，沒關係就有關係」的荒謬與無情，這起事件的核心，並非只是所謂緊急通報系統出了問題，腦傷健保給付太低，或EOC(緊急醫療應變中心）找病床的問法是否恰當等，問題的關鍵在於一個簡單的假設：</text:span></text:p>
      <text:p text:style-name="P3"><text:span text:style-name="T1">－－－如果這起不幸是發生在達官貴人的小孩身上，會出現一床難求的現象嗎？</text:span></text:p>
      <text:p text:style-name="P3"><text:span text:style-name="T1">以醫護資源最豐厚的首善之區台北市而言，沒有人會相信竟挪不出一個床位給急需緊急開刀的邱小妹妹，根據緊急醫療管理系統加護病房通報資料，仁愛醫院在昨日上午6時37分還有小兒加護空床4床，而鄰近的國泰醫院，到昨日凌晨2時45分也有小兒加護病房空床11床、神經加護與外科加護病床空床也各有1床。</text:span></text:p>
      <text:p text:style-name="P3"><text:span text:style-name="T1">冷漠，不積極，甚至推諉，讓邱小妹妹變成了人球；整起事件，目前看來至少出了兩個重大的漏洞及瑕疵：</text:span></text:p>
      <text:p text:style-name="P3"><text:span text:style-name="T1">■實際床位與通報數之間出現落差，顯示緊急醫療網訊息通報系統的完整性、正確性出了問題，而相關人員詢問病床的方式也大有問題；</text:span></text:p>
      <text:p text:style-name="P3"><text:span text:style-name="T1">■由於邱小妹妹顱內出血，狀況緊急，醫院似可思考先行開刀，以取出女童腦部血塊，另一方面在手術過程中同時向外尋求資源，以避免拖延搶救時間。</text:span></text:p>
      <text:p text:style-name="P3"><text:span text:style-name="T1">「如果是我怎麼辦？」看到邱小妹妹的遭遇，很多人開始思考這個難解的問題，由於邱小妹妹還在搶救中，這起事件顯然不會很快落幕，對此，台灣醫療改革基金會表示，這是一個令人沉痛的國際級笑話，也顯現台灣的緊急醫療救護網破功，醫改會執行長劉梅君說：</text:span></text:p>
      <text:p text:style-name="P3"><text:span text:style-name="T1">－－－人球現象本身，是台灣醫療體系相當普遍的現象，在醫療系統內的人都知道，「床位」成為給予有某種身份地位的人，關說的工具；醫療之前不是人人平等嗎？何況是急救？就算要穿著名牌內褲的病患，才有資格獲得符合牛肉麵級的照顧，難道台灣健保體系要讓民眾連湯都喝不到？</text:span></text:p>
      <text:p text:style-name="P3"><text:span text:style-name="T1">對於這一場風波，台北市衛生局長一再強調北市緊急醫療應變系統沒有差錯，但對於轉院一事也感到不能理解，他公開鞠躬道歉，並且向馬英九市長自請處分，對此，被外界批評為「馬團隊螺絲鬆了」的馬英九回應說，台北市醫院病床不足，需要增加，當他上午六時許聽到廣播報導此一事件時，當時他即覺得：</text:span></text:p>
      <text:p text:style-name="P3"><text:span text:style-name="T1">－－－「不可思議，太離譜了！」</text:span></text:p>
      <text:p text:style-name="P3"><text:span text:style-name="T1">不可思議？身為市長，說出這種話，實在太離譜了！拿下民粹光環，發揮惻隱之心，馬英九應該聽聽邱姓女童母親的傷心話，她下午在加護病房探視昏迷不醒的女兒，緊緊握著女兒的手，口中喃喃自語要女兒堅強地活下去，對於性命垂危的女兒為何千里迢迢從台北被轉送到台中，這位母親說：</text:span></text:p>
      <text:p text:style-name="P3"><text:span text:style-name="T1">－－－「真的不明白！」</text:span></text:p>
      <text:p text:style-name="P3"><text:span text:style-name="T1">事情怎麼會這樣？有人明白嗎？</text:span></text:p>
      <text:p text:style-name="P3"><text:span text:style-name="T1">===============</text:span></text:p>
      <text:p text:style-name="P3"><text:span text:style-name="T1">http://tw.news.yahoo.com/050112/15/1djwp.html</text:span></text:p>
      <text:p text:style-name="P3"><text:span text:style-name="T1">聯合新聞網 2005 / 01 / 12 (星期三)關說病床 立委最夠力【聯合新聞網 記者魏忻忻／台北報導】醫改會指醫院將病床放在口袋作公關，許多醫院強調，若真的病床已滿，再有權勢的人也不能把患者趕出去，但台灣畢竟是人情社會，同在等床，「有關係」難免佔優勢。</text:span></text:p>
      <text:p text:style-name="P3"><text:span text:style-name="T1">關說病床，到底誰最夠力？立法委員是民眾經常拜託的對象，民代也的確夠力，因為市立醫院預算在市議員手裡，醫院當然得賣民代的帳。但長庚、新光、國泰、馬偕等財團法人醫院，民代關說的順位可能排在出錢「老闆」後面。</text:span></text:p>
      <text:p text:style-name="P3"><text:span text:style-name="T1">公立醫院的上級主管來要床，也必須妥善應對，例如台大醫院的上級單位是教育部和台灣大學、台北榮總是退輔會，三總不能不買國防部和軍醫局的帳，署立醫院的主管單位是衛生署…等。</text:span></text:p>
      <text:p text:style-name="P3"><text:span text:style-name="T1">醫院裡頭有熟人，是較快找到病床的管道，院長是最常被拜託的對象，科主任或主治醫師也常要處理關說；部分醫院把床位交給行政人員控管，如果有認識行政人員，必要時也可以幫忙。</text:span></text:p>
      <text:p text:style-name="P3"><text:span text:style-name="T1">健保局、衛生署、媒體記者等，也是可能被拜託的對象。===========</text:span></text:p>
      <text:p text:style-name="P3"><text:span text:style-name="T1">http://news.chinatimes.com/Chinatimes/newslist/newslist-content/0,3546,110514+112005011200331,00.html</text:span></text:p>
      <text:p text:style-name="P3"><text:span text:style-name="T1">2005.01.12　 中國時報</text:span></text:p>
      <text:p text:style-name="P3"><text:span text:style-name="T1">誰是下一個「邱小妹」？</text:span></text:p>
      <text:p text:style-name="P3"><text:span text:style-name="T1">李福生/彰化鹿港（自由業）</text:span></text:p>
      <text:p text:style-name="P3"><text:span text:style-name="T1">四歲的邱姓女童被醉父毆打致硬腦膜下出血急待就醫，詎料，在台北市竟找不到急救場所，成了人球後，冒著轉診過程中隨時喪命的危險來到台中進行救命手術。這一場轟動全國的踢病患人球大賽，本質上，與平常生活中諸多急待醫療處理卻被拒於門外的弱勢民眾遭遇並無二異，可以想像的是，在醫療院所以利益導向的經營模式下，這種故事仍會層出不窮。</text:span></text:p>
      <text:p text:style-name="P3"><text:span text:style-name="T1">台北市三十家頗具規模的醫院踢完人球後，接下來上演的是踢皮球的責任迴避。仁愛醫院醫師說聯繫的重點很清楚，臨近仁愛有病房的國泰醫院則說，當時仁愛詢問的是「有沒有神經外科加護病房」並不是「小兒加護病房」，反正事情鬧大了，大家得趕緊找理由脫身，事實的真相呢？</text:span></text:p>
      <text:p text:style-name="P3"><text:span text:style-name="T1">而在聯繫過程中，「沒有病房」的醫院早已置身事外，被查到有兒童加護病房的醫院也趕緊澄清這是資料登錄的錯誤，那麼要問的是，在緊急醫療網中所公佈各醫院的病床數有多少是有意無意的錯誤資料呢？有沒有醫院不上網更新資料甚至輸入錯誤的資料呢？為什麼主管機關的稽核工作無法落實呢？這裏，看不到「醫者，父母心」的慈悲，只見到醫院為了利潤罔顧人命的濃濃銅臭味。如果說，邱小妹妹的案例是一面鏡子，那麼它無疑映照出醫界唯利是圖的醜陋面孔，台北緊急應變中心人員說找不到神經外科醫師開刀，這話誰會相信呢？想來，仁愛神經外科醫師並不匱乏，深夜卻唱空城計無法急召醫師回院處理緊急狀況，是人命不值錢還是醫師休息遠高於一切呢？這種醫療品質要如何使生命垂危的民眾與其家屬來接受呢？</text:span></text:p>
      <text:p text:style-name="P3"><text:span text:style-name="T1">在台灣，弱勢者可千萬不能有什麼緊急醫療狀況，否則你可能就是下一個「邱小妹」，事情鬧大了，可能就能接受妥善治療，但絕大多數者卻只能暗自吞下這醫療體系陰暗的踢人球惡果，徘徊在求助無門的寒夜中。</text:span></text:p>
      <text:p text:style-name="P1"><text:span text:style-name="T1">陳醫師 | 2005.01.12 05:44 | </text:span><text:span text:style-name="T2">#</text:span></text:p>
      <text:p text:style-name="P2"><text:span text:style-name="T1">這個個案我不清楚，不予置評。我說的是一般狀況，先聲明一下，否則對當事人不公平。</text:span></text:p>
      <text:p text:style-name="P2"><text:span text:style-name="T1">一般而言，絕不是什麼阻力問題，而是根本不在乎你的死活。”邪惡” 並不那麼恐怖，因為它仍然是一種 “熱情”，但真正的邪惡卻是根本不在乎；你所求助的對象，根本不在乎你的死活。這才是最恐怖的。</text:span></text:p>
      <text:p text:style-name="P2"><text:span text:style-name="T1">這不是什麼制度問題，這是一種台灣人或華人的 “民族” 性格或社會性，反正他就是不在乎你的死活，除非你跟他有某種私人關係，或你有某種來頭或地位，或你的死活與他的利益有關，他才會認真看待你的需求，把你當人看。</text:span></text:p>
      <text:p text:style-name="P2"><text:span text:style-name="T1">我甚至還遇過政治上的大傢伙，稍微感冒就要住院，而且必須院長或主任來幫他量體溫，以示尊貴。但我自己幾次生病住院，寧可和一般病患一樣，讓住院醫師或實習醫生來try技術，不要對我另眼相看，那反而讓我心裏不痛快。</text:span></text:p>
      <text:p text:style-name="P2"><text:span text:style-name="T1">前一陣子中國有一群人在沙漠迷了路，將死之際發現手機還有點電，於是打電話找到官方求助單位。結果對方是個女生，漠然地說他們應該找另一個單位，說什麼那片沙漠不是他們所管轄。就跟八掌溪事件一樣，講完就把電話掛了。</text:span></text:p>
      <text:p text:style-name="P2"><text:span text:style-name="T1">後來，這群人有的年紀小，死在沙漠，有的憑自己力量，幾天不吃不喝，終於走出沙漠。這件見死不救的事情才傳揚開來。這種官僚習性，大約就是華人的一種通病，對於與自己的利益或喜好不相干的事，不管你怎麼說、怎麼求，他就是不當一回事，根本不管你死活，能推諉就推諉，能敷衍就敷衍。他根本不會把你的痛苦或需求放在心上，耳朵聽不見，眼睛也看不見，他只能聽見或看見 “自己想聽” 或 “自己想看” 的東西。</text:span></text:p>
      <text:p text:style-name="P2"><text:span text:style-name="T1">台灣醫療院所差不多就是這樣一種人性的典型。你不能說醫生護士是壞人，他們不壞，他們只是不把你當人看待而已，你的死活，對他毫無意義；只要不出事，你的死活，就跟一片葉子的掉落一樣無需在意。</text:span></text:p>
      <text:p text:style-name="P2"><text:span text:style-name="T1">他們不壞，他們也大多沒有前科，搞不好看連續劇或看好萊塢電影還常常哭，但電影歸電影，他們就是沒辦法在實際生活中尊重一個無助於個人利益的人；越是社會地位越低、越是穿著破損，越無法保護自己或照顧自己的，他越不當你是個人。即便只是舉手之勞，往往也會故意刁難，說這個不行，那個不行，這個不對，那個也不對，其實全是信口開河，隨便瞎說。</text:span></text:p>
      <text:p text:style-name="P2"><text:span text:style-name="T1">你甚至不能說他 “故意” 刁難，因為 “故意” 這詞聽起來感覺還挺有人性，但一般不是這樣。他不是有意，也不是無意，他根本不在乎，就好像誰會在乎地上某一片落葉一樣，給它踩過去就踩過去，並非有意，也非無意，而是漠然。</text:span></text:p>
      <text:p text:style-name="P2"><text:span text:style-name="T1">找床位也一樣，一般來講，台灣的醫院都不是很公正公開地分配床位。這已經不是哪個醫院或哪個人的問題，而是一種普遍而入骨的醫療文化。</text:span></text:p>
      <text:p text:style-name="P2"><text:span text:style-name="T1">幫你打聽床位或轉床的醫師或工作人員，就算他願意努力，也無法打破這種普遍的人性漠然與私密不透風的歧視性醫療文化。久而久之，你總得習慣這一套作法。就算你明明知道對方有床，明明知道對方根本不清楚有沒有床或等多久會有床，但他就是不願去查，多一事不如少一事，明明知道還有很多醫院可能有床，但這種惡質的醫療環境，恐怕也無法容許你無時無刻都如此盡心盡力，別人會說你是怪人或怪醫 “陳” 博士（怪醫黑傑克），並且會因此得罪許多同行，因為你不守幫規文化，等於是在給別人添麻煩。</text:span></text:p>
      <text:p text:style-name="P2"><text:span text:style-name="T1">我不敢講別人，我講的就是自己，但我懦弱無能，不想成為異類，只能隨波逐流，盡全力適應這樣一種沒人性的醫療環境。差別只是在於我對此比較有病識感，常感自責，常想逃出這樣一種齷齪冷漠的環境。</text:span></text:p>
      <text:p text:style-name="P2"><text:span text:style-name="T1">我常講，在台灣做為一個醫生，如果你有一百分的臨床精力，其中有八十分必須用在維護同行的利益或同事的 “奇檬子” 或面子上，照顧好他們的感覺和利益，剩下的最後考量，才是病患；剩下的二十分精力，才是用在病患身上。當這個圈子幾乎所有人（掃地掃廁所的歐肉桑歐吉桑除外）的利益都照顧到了之後，才會想到病患。</text:span></text:p>
      <text:p text:style-name="P2"><text:span text:style-name="T1">講到這些，真是 “歸LP火”。奇怪的是，台灣醫界卻又比其它國家的醫生更喜歡講偉大的犧牲奉獻大道理或什麼 “醫學倫理”，就跟政客一樣，特別喜歡講一些漂亮的大道理。</text:span></text:p>
      <text:p text:style-name="P2"><text:span text:style-name="T1">陳真2004. 1. 11.</text:span></text:p>
      <text:p text:style-name="P2"><text:span text:style-name="T1">====================2005.01.11　 中國時報</text:span></text:p>
      <text:p text:style-name="P2"><text:span text:style-name="T1">醫改會：受虐女童遠送台中就醫是國際笑話</text:span></text:p>
      <text:p text:style-name="P2"><text:span text:style-name="T1">中央社</text:span></text:p>
      <text:p text:style-name="P2"><text:span text:style-name="T1">台灣醫療改革基金會今天召開記者會表示，日前發生受虐女童在醫療資源最豐富的台北市找不到病床，竟需遠送台中就醫的荒謬事件，是一個令人沉痛的國際級笑話，也顯現緊急醫療救護網破功。</text:span></text:p>
      <text:p text:style-name="P2"><text:span text:style-name="T1">醫改會執行長劉梅君指出，邱姓女童的人球經驗是一個極端案例，所以引起社會大眾注意，但人球現象本身，是台灣醫療體系相當普遍的現象，在醫療系統內的人都知道，「床位」成為給予有某種身份地位的人，關說的工具。</text:span></text:p>
      <text:p text:style-name="P2"><text:span text:style-name="T1">她說，在重量級醫院雲集的台北都會區，連一個腦神經外科的急救手術都沒有辦法進行，這是一個令人沈痛的國際級笑話。</text:span></text:p>
      <text:p text:style-name="P2"><text:span text:style-name="T1">劉梅君也質疑，醫療之前不是人人平等嗎？何況是急救？就算要穿著名牌內褲的病患，才有資格獲得符合牛肉麵級的照顧，難道台灣健保體系要讓民眾連湯都喝不到？</text:span></text:p>
      <text:p text:style-name="P2"><text:span text:style-name="T1">劉梅君強調，衛生署緊急醫療網在SARS(嚴重急性呼吸道症候群)期間不堪一擊，社會已有目共睹，因此請求施政當局不要紙上談兵，社會大眾要求的只是一個實實在在、有功能的醫療系統。</text:span></text:p>
      <text:p text:style-name="P2"><text:span text:style-name="T1">=======</text:span></text:p>
      <text:p text:style-name="P2"><text:span text:style-name="T1">醫院踢人球 受虐童命危台北送台中 延誤4小時</text:span></text:p>
      <text:p text:style-name="P2"><text:span text:style-name="T1">2005. 1. 11. 蘋果日報</text:span></text:p>
      <text:p text:style-name="P2"><text:span text:style-name="T1">【綜合報導】台北市一名五歲女童昨晨遭酒醉父親抓著頭猛撞玻璃，導致顱內出血重度昏迷命危，未料送至仁愛醫院急救卻因「無加護病床」，而要透過台北市緊急應變指揮中心查詢其他醫院加護病床狀況，實際上北市醫院的兒童加護病床昨天並未滿床，疑似該中心在電話查詢過程中，未能具體講述需開刀病患是女童個案，致女童要轉送至二百多公里外的台中醫院開刀，過程延誤逾四小時，手術後女童仍昏迷且有生命危險。</text:span></text:p>
      <text:p text:style-name="P2"><text:span text:style-name="T1">稚女何辜</text:span></text:p>
      <text:p text:style-name="P2"><text:span text:style-name="T1">對此，立委秦慧珠痛批醫療系統不顧老百姓性命：「醫院這樣推來推去，根本是草菅人命！」她表示，北台灣所有加護病房都客滿的機率微乎其微，因醫院都會預留部分加護病房給「大人物」做公關，不可能沒有病房，根本是院方不想收病患故意推託。她要求衛生署追查清楚昨天是否有醫院謊報無病床，對這些無良醫院祭出重罰。</text:span></text:p>
      <text:p text:style-name="P2"><text:span text:style-name="T1">狠父虐打女童遭聲押</text:span></text:p>
      <text:p text:style-name="P2"><text:span text:style-name="T1">警方表示，送醫急救的五歲小女童，因雙親離婚和爸爸邱姓男子（三十六歲）住在一起，昨晨一時許，女童吵著要父親抱，邱因酒醉不耐，竟然在光復北路一家超商外，抓著女兒的頭撞擊超商玻璃，並掌摑女童左臉頰，超商店員報警將昏迷的女童緊急送往仁愛醫院診治。檢察官偵詢後，昨晚將父聲請羈押。</text:span></text:p>
      <text:p text:style-name="P2"><text:span text:style-name="T1">女童昨晨一時五十五分被送到台北仁愛醫院急救，經醫師李彬州診治發現，女童右顱內出血嚴重，且昏迷指數高達六，須立即開刀，仁愛醫院因沒有加護病房空床，在三時三十七分求助台北市緊急應變中心，但北市、北縣、基隆、桃竹地區的加護病房卻「一床難求」。</text:span></text:p>
      <text:p text:style-name="P2"><text:span text:style-name="T1">仁愛醫院發言人顏慕庸解釋，當時因北部無病房，最後聯絡到台中縣童綜合醫院後，在女童母親同意下，清晨五時轉院，到了七時三十分才送抵台中童綜合醫院。對於捨近求遠將女童轉送台中動手術，台北市緊急應變中心負責人沈希哲指出，在接到仁愛醫院求助後，緊急四十分鐘內詢問了共有一千二百張加護病床的北市二十三家責任醫院，包括台大、榮總、新光等，不是加護病房滿床，就是當時沒有開刀的神經外科醫師，因此才無法為女童就近轉院。</text:span></text:p>
      <text:p text:style-name="P2"><text:span text:style-name="T1">不過，經《蘋果》記者向大台北地區各醫院查詢發現，情況並非如緊急應變中心所言，台北榮總兒科加護中心主任宋文舉表示，該院急診室凌晨二時許曾接到一通一接起來就掛掉的電話，此外並無其他詢問調床電話，所以並未對外表示沒有床位，台北榮總當時有四張小兒加護病床。</text:span></text:p>
      <text:p text:style-name="P2"><text:span text:style-name="T1">長庚未接獲詢問電話</text:span></text:p>
      <text:p text:style-name="P2"><text:span text:style-name="T1">新光醫院表示，該院曾接到台北市緊急醫療協調網來電詢問：「有一個要開腦的病人，可不可以轉送過去？」但該院當時神經外科病房已無加護空床，對方就掛線，並沒有完整講述女童被虐要開刀個案的正確訊息，新光強調當時該院尚有二、三張小兒加護病床。</text:span></text:p>
      <text:p text:style-name="P2"><text:span text:style-name="T1">台大醫院急診部、台北醫學大學附設醫院小兒加護病床及萬芳醫院外科病床則都是滿床狀態。此外，長庚醫院也指出，當時未曾接過相關詢問電話。署立台北醫院公關線秀鳳也表示，院方急診室都會預留病床供緊急患者使用，「如果送來署北，情況危急者，我們不會拒收。」</text:span></text:p>
      <text:p text:style-name="P1"><text:span text:style-name="T1">健 | 2005.01.11 21:01 | </text:span><text:span text:style-name="T2">#</text:span></text:p>
      <text:p text:style-name="P3"><text:span text:style-name="T1">受虐童被當人球http://news.chinatimes.com/Chinatimes/Moment/newfocus-index/0,3687,940111029+0+0+203601,00.html</text:span></text:p>
      <text:p text:style-name="P3"><text:span text:style-name="T1">剛剛在電視上看到這則新聞,非常震驚,小時候也因為肺炎瀕死被醫院當人球踢來踢去.我納悶的是,接受一名瀕死的小孩對醫院對醫生到底會有多大的阻力?</text:span></text:p>
      <text:p text:style-name="P1"><text:span text:style-name="T1">怡靜 | 2005.01.09 23:42 | </text:span><text:span text:style-name="T2">#</text:span></text:p>
      <text:p text:style-name="P2"><text:span text:style-name="T1">我想應該是還沒有播出吧！我有email去問BBC，看他們會不會回覆。而且照報導中說的"預計1月間向BBC全球1億名觀眾播放"，那就不單單只是在英國的BBC播？可能是BBC world service??我也搞不清楚，BBC好多台啊！但我知道海外觀眾也可以收看到BBC新聞台（就是類似CNN國際台），以前我家的cable有BBC台，不過已經消失N年了。</text:span></text:p>
      <text:p text:style-name="P2"><text:span text:style-name="T1">怡靜</text:span></text:p>
      <text:p text:style-name="P1"><text:span text:style-name="T1">陳真 | 2005.01.09 20:00 | </text:span><text:span text:style-name="T2">#</text:span></text:p>
      <text:p text:style-name="P3"><text:span text:style-name="T1">http://www.bbc.co.uk/cgi-perl/whatson/search/grid.cgi?range=2000&amp;day=Today&amp;medium=tv</text:span></text:p>
      <text:p text:style-name="P3"><text:span text:style-name="T1">我是在此用human trafficker (人蛇)或 taiwan去找,但都找不到.</text:span></text:p>
      <text:p text:style-name="P1"><text:span text:style-name="T1">陳真 | 2005.01.09 19:55 | </text:span><text:span text:style-name="T2">#</text:span></text:p>
      <text:p text:style-name="P2"><text:span text:style-name="T1">喔,謝謝. 我沒講清楚, 我是說英國的 BBC節目表,我知道網址,但怎麼找都找不到這個節目.</text:span></text:p>
      <text:p text:style-name="P2"><text:span text:style-name="T1">陳真</text:span></text:p>
      <text:p text:style-name="P1"><text:span text:style-name="T1">健 | 2005.01.09 18:50 | </text:span><text:span text:style-name="T2">#</text:span></text:p>
      <text:p text:style-name="P3"><text:span text:style-name="T1">這是公視的節目表位置:)http://www.pts.org.tw/php/program/main.php</text:span></text:p>
      <text:p text:style-name="P1"><text:span text:style-name="T1">陳真 | 2005.01.09 10:16 | </text:span><text:span text:style-name="T2">#</text:span></text:p>
      <text:p text:style-name="P2"><text:span text:style-name="T1">不知道有沒有人知道這個紀錄片究竟播過沒? 我不太會查詢節目表, 找半天找不到這節目. 想把它錄下來. 有人若知道, 麻煩儘速告知, 以免錯過.</text:span></text:p>
      <text:p text:style-name="P2"><text:span text:style-name="T1">想到台灣, 我心裏經常只有一個字: 恨! 或七個字: 恨恨恨恨恨恨恨!</text:span></text:p>
      <text:p text:style-name="P2"><text:span text:style-name="T1">這個島十分異於尋常國度, 它有個重要基本特徵就是: "不把人當人." 特別是那些沒有能力保護自己的人, 更是完全不被當人看待; 甚至只要稍微落了難, 有求於人, 你就不再是個人, 無絲毫尊重, 你的社會地位越低, 你就會越慘.</text:span></text:p>
      <text:p text:style-name="P2"><text:span text:style-name="T1">以醫生護士來講, 一般人雖然仰慕醫生的多金和地位, 但也同時對之充滿憤恨. 就連我這個醫生也不禁會恨醫生護士, 因為他們之中的許多人真的很沒有良心, 根本不把人當人看. 就技術和臨床經驗而言, 台灣醫生似乎要比英國醫生好上許多, 但我若是個一般人, 若沒有享有醫生同行的特權, 那我真的寧可被英國醫生給醫死, 也不願被台灣醫生護士糟蹋.</text:span></text:p>
      <text:p text:style-name="P2"><text:span text:style-name="T1">每次家裏有人生病求醫, 就是我長久噩夢的來臨, 我非常不願使用特權, 非常不願老是亮出自己的身份來警告對方給我客氣一點. 可是, 我對 "平等" 的潔癖, 卻經常害我生病的家人飽受不必要的折磨和身心傷害; 那些傷害, 幾乎到了沒有人性的地步. 真難想像, 到底是什麼原因, 為什麼這個島會教育出這樣的子民? 對人沒有絲毫尊重. 人們只是尊重你的 "身份" 或 "地位 ", 而根本不是尊重你這個 "人".</text:span></text:p>
      <text:p text:style-name="P2"><text:span text:style-name="T1">如果你是個殘障者, 你哪裡也不能去; 你年紀大了, 如果仍然騎摩托車, 手腳不是很靈活, 別人照樣撞你罵你, 根本不把你當人看.</text:span></text:p>
      <text:p text:style-name="P2"><text:span text:style-name="T1">如果你是個無法適當照顧自己的精神病患, 那你和你的家人都慘了, 簡直不知道要怎麼活, 不知道要忍受多少莫名其妙的屈辱和排擠. 至於難民或外勞等等, 那更不用說了.</text:span></text:p>
      <text:p text:style-name="P2"><text:span text:style-name="T1">最近家人生病, 過些日子要回家, 最近都在忙著連絡, 電話一打到加護病房, 打到護理站, 它馬的我就滿肚子怒火, 做威做福, 百般無理刁難, 非得要亮出醫生身份似乎才能得到一點基本尊重和應有權益; 連尊重都沒有, 更不用說對人的體貼了. 不像在英國, 曾生了幾次大病, 醫生護士像在伺候什麼貴族一樣, 他們大多不知道我是醫生, 但對我這樣一個不用繳稅而且生病住院照樣全部免費的異鄉人, 卻如此友善, 體貼到家. 不是因為英國人善良, 而是台灣人實在太恐怖.</text:span></text:p>
      <text:p text:style-name="P2"><text:span text:style-name="T1">這個島的人性, 有著很嚴重的病, 但我們自己卻毫無病識感, 整天愛啊愛啊講個不停. 茹毛飲血的外邦人不說一個愛字, 但他們卻善待任何落難或需要幫助的人; 他們一視同仁, 並不特別看重任何人, 不管他有多少財富或權勢地位.</text:span></text:p>
      <text:p text:style-name="P2"><text:span text:style-name="T1">陳真 2004. 1. 9.==========中時電子報 2005 / 01 / 06 (星期四)台灣人蛇 惡行「傳」遍世界【中時電子報 】 修淑芬／台北報導台灣人口販賣的惡行，吸引國際媒體關切。英國國家廣播公司BBC在去年11月中旬，指派3位專案記者前往新竹靖廬收容所，採訪遭人蛇集團誘騙來台賣淫的大陸女子，從遭誘拐、偷渡來台、接客、受監禁、被強迫試工（性侵害）的整個過程，BBC均製作成紀錄片，預計1月間向BBC全球1億名觀眾播放。BBC英國國家廣播公司，是全球最具公信力的新聞媒體之一。BBC於去年展開製作「國際人口販賣專題」，分別前往非洲和亞洲，除了東南亞國家外，台灣也被列為主要採訪國之一。</text:span></text:p>
      <text:p text:style-name="P2"><text:span text:style-name="T1">婦女救援基金會執行長陳琬惠指出，BBC是在去年11月中旬抵台，共派遣1位專案製作人、2位攝影記者，在婦援會安排下前往新竹靖廬收容所，採訪確實遭受人口販子強逼來台賣淫的受害大陸女子。BBC記者前後進入靖廬多達3次，其中2位受害者的採訪時間更長達3、4小時。受訪大陸女子均是遭誘拐來台，離家的年紀皆未成年；一位少女指出，她被騙來台，卻要償還20萬元的偷渡費，為了早一點償還偷渡費，有人3、4個星期內接客次數高達200人，因為1次交易3、4千元，1個客人只可以抵債1千元。</text:span></text:p>
      <text:p text:style-name="P2"><text:span text:style-name="T1">可是，萬萬沒想到，當「償清債務」後，經紀人會把她們轉賣出去，而每轉賣一次，她們又得再還清另一個20萬元，這樣一轉一賣，有人被轉賣5次以上，根本不可能有還清的一天。</text:span></text:p>
      <text:p text:style-name="P2"><text:span text:style-name="T1">受訪女子也對BBC透露，經紀人、馬夫或他們的朋友們，總假借「指導她們接客」說法，不定時強迫「試工」，實則在進行性侵害；甚至有被關在小房間內，被試工試了3天，遭集團所有成員、成員的朋友輪暴整整3天。</text:span></text:p>
      <text:p text:style-name="P2"><text:span text:style-name="T1">陳琬惠指出，BBC這位男性製作人在採訪過程中，幾度潸然淚下，無法置信人蛇集團對待受害女子的行徑，竟然如此殘忍、枉顧人道。而讓BBC記者感傷之處，除了人蛇的惡行外，BBC也感傷這群本應是受害的女子，卻被台灣官方視如犯罪者一般，被囚禁在靖廬，無法自由行動，只能焦慮地等待「接駁她們回家的船，趕快來到」。===========2005.01.09　 中國時報別讓人蛇吃掉台灣的國際形象中時社論</text:span></text:p>
      <text:p text:style-name="P2"><text:span text:style-name="T1">台灣是一個怎樣的國家？不久之後透過英國ＢＢＣ看到台灣的全球逾億觀眾，可能會得到一個印象是：台灣是個性癖怪異的地方，是個巨大的人肉市場，是個喜歡欺凌外來弱勢者的地方……。台灣，是個身體飢渴、心靈乾枯、靈魂生病的地方。</text:span></text:p>
      <text:p text:style-name="P2"><text:span text:style-name="T1">或許有人說，這個世界上何處沒有殘忍、何處沒有色情交易、何處沒有違法亂紀的事，ＢＢＣ何須挑上台灣做特別報導？人類固然有共通的罪性，性的消費也常被認是人類最古老的一種需求，然而，不可否認的卻是，這幾年來，台灣人心的悖逆與敗壞、法律執行面的鬆散乃至於日益複雜的共犯勾結，使得台灣聳人聽聞的凌虐、變態事件正以一種驚人的速度在增加著。例如，終止童妓協會連續兩年進入收容大陸偷渡客的靖廬調查發現，從大陸被騙偷渡來台的十八歲以下少女人數，由九二年的六十二人，暴增到去年上半年就已經有一三一人，換言之，未成年的偷渡人數的年增率近三○○％，偷渡來台灣的少女們，大多不過十六、十七歲，最小的甚至只有十三歲，相當於剛剛小學畢業的年紀，這些未成年的少女來台灣做些什麼，不問可知；如此涉世未深的年齡，當然是被騙被賣才會踏上這條人生慘路。</text:span></text:p>
      <text:p text:style-name="P2"><text:span text:style-name="T1">事實上，在台灣估計每年高達六千名的偷渡客中，女性的比率已經增高到七成以上，和過去偷渡客以男性為主的現象已大大不同；從這裡也不禁令人想到，大陸偷渡客已經不再是以勞力換取報酬的狀況，所涉及的是色情行業的猖獗，以及背後所隱藏著的龐大組織犯罪、集團操縱問題了。</text:span></text:p>
      <text:p text:style-name="P2"><text:span text:style-name="T1">偷渡已成人道的缺口以及社會治安的一大隱憂，尤其大量偷渡客的出現顯示出台灣人口販賣的問題，已愈趨嚴重。人蛇集團用騙、拐、搶，將大陸女子偷渡來台之後，直接送上拍賣中心按價售出，然後大陸女子們就過著無止境的皮肉生涯。一些單純的大陸女子以為來台灣是從事清清爽爽的服務業，甘心以二十萬元人民幣的代價來到這經濟富裕之處，期望做個兩年事，就可以改善一家子的生活，哪知道自己是來到了地獄。</text:span></text:p>
      <text:p text:style-name="P2"><text:span text:style-name="T1">即使事前就知曉來台灣會從事什麼樣的行業（據婦援會調查，只有五％的人知道來台灣是從事性交易的工作），也不可能預期到會過著夜以繼日賣淫、接客四百次之後才有可能拿到錢，甚至有四十七％根本拿不到工資的待遇，以至於遭到性侵、輪暴、性虐的悲慘命運；有些女子發現真實情況是如此之後，就認了命、決心拚命接客、賺錢，好早日償還人蛇集團要求的金錢數額，沒有想到的卻是，碰到的竟是全無人性的惡魔，一頭牛要剝五次、七次皮，人肉販子將大陸女子不斷轉賣出去，她們如在風中飄零的落花，墮入紅塵、萬劫難復；她們走上的是不歸路。</text:span></text:p>
      <text:p text:style-name="P2"><text:span text:style-name="T1">對蛇頭來說，這不是什麼良心問題，甚至也不是法治問題，而是利字當頭。每偷渡一名陸女，不但可以賺仲介費，往往還可以接著分女子接客的錢，有人估計，每個月偷渡五百個人，人蛇集團就賺進三億元，如此高報酬使得他們甘冒一被抓到就有十年刑期的風險，乃至於發生慘無人道的「丟包事件」，蛇頭為躲避追緝，並湮滅證據，竟把二十六名大陸女子推下海中，造成六人溺斃的慘劇。台灣人蛇集團的慘無人道與大陸偷渡問題的日益嚴重，引起社會各界與國際的高度重視，雖然有兩名船員被判處死刑，另有相關船員被處四年、六年不等的刑期，但顯然在利之下，人蛇集團依然猖獗。英國ＢＢＣ在去年十一月間特別派遣了製作人與記者，來台灣製作專題，據聞，在訪問靖廬被迫賣淫的大陸女子陳述其在台遭遇時，ＢＢＣ的這位男性製作人竟然控制不住幾度淚下，不能想像如此殘酷的事情竟然可以在這個民主、自由、標榜人權的國家不斷地發生；ＢＢＣ認為，這樣的事實必須予以公開，可以想像，當這樣的紀錄片向全球觀眾播放的時候，會引發什麼樣的惡劣感受；這是台灣的恥辱。</text:span></text:p>
      <text:p text:style-name="P2"><text:span text:style-name="T1">當然，蛇頭迫害事件愈來愈多、愈嚴重，並不只是讓台灣的國際形象受損而已，背後所隱含的治安問題與台灣人心朝卑劣發展的趨勢，更值得關切。人蛇集團是組織性的犯罪，政府應全面性的積極處理，一方面制定相關法令防制人口買賣，另一方面，則應更嚴厲地查緝應召站、揪出真正的吸血鬼，並且迅速將其繩之以法，絕不能留下一點點的僥倖空間。</text:span></text:p>
      <text:p text:style-name="P2"><text:span text:style-name="T1">========怕上工 手機響 就會吐修淑芬/台北報導</text:span></text:p>
      <text:p text:style-name="P2"><text:span text:style-name="T1">「我那時候只要一聽到手機響，就會開始吐，因為手機一響，就是媽媽桑通知我要上工了，我好痛恨經紀人，好痛恨他們強迫我上工。為什麼要騙我來台灣，我恨死台灣男人了。」這是一位30歲受害大陸婦人回憶「跑機（手機）」的慘痛經驗。</text:span></text:p>
      <text:p text:style-name="P2"><text:span text:style-name="T1">這位30歲的婦女當初為了養活女兒，獨自一人前往沿海城市工作，遇到一位蛇媒向她誇稱「到台灣當餐廳服務生」，就可以讓小孩接受更良好的教育。</text:span></text:p>
      <text:p text:style-name="P2"><text:span text:style-name="T1">婦人於是答應來台，到了台灣後才知道自己原來是被騙來賣淫的，原本她抵死不從，但被拍裸照，人蛇集團採取軟硬兼施之策，對她洗腦，要對在內陸的女兒不利，逼得她不得不「上工」；直到被警方「救出」，到現在都無法擺脫對「手機」的恐懼感。</text:span></text:p>
      <text:p text:style-name="P2"><text:span text:style-name="T1">婦援會執行長陳琬惠表示，這群受害女子的身心狀況均不穩定，7成以上出現失眠、做惡夢、健忘、注意力不集中等創傷後壓力症候群徵兆；其中有4成1曾經想過自殺，1成5 嘗試過自殺。曾經遭受性侵害的訪談對象中，有受害者身心重創到仿如「中了邪」般，開始看得到靈異現象，有人說看到了「缺手缺腳的日本兵」，有人半夜起床哭泣時也看到了「怪事情」，甚至當社工員探訪時，也有人對社工員說「妳們不要怕，後面有人」。</text:span></text:p>
      <text:p text:style-name="P1"><text:span text:style-name="T1">一封信 | 2005.01.09 04:19 | </text:span><text:span text:style-name="T2">#</text:span></text:p>
      <text:p text:style-name="P3"><text:span text:style-name="T1">嗯, 不是什麼領袖啦, 我意思是說這樣 "受人矚目", 感覺很彆扭, 畢竟我只圖個人趣味, 無意經世濟時. 而且, 我寫東西花樣多, 也許某種趣味高, 讀者多, 反應熱烈, 但此非我所好.也許不該說領袖, 而是馬戲團獅子猴子的感覺. 吼一吼, 跳一跳, 大家覺得刺激好玩, 不是真的在乎, 誰會在乎馬戲團裏一頭飛禽走獸的悲鳴狂哮?陳真 2004. 1. 7.</text:span></text:p>
      <text:p text:style-name="P1"><text:span text:style-name="T1">殺人影展在公視 | 2005.01.07 23:26 | </text:span><text:span text:style-name="T2">#</text:span></text:p>
      <text:p text:style-name="P2"><text:span text:style-name="T1">公視將於1/10~13晚間23:00~24:00播出兩部紀錄片。</text:span></text:p>
      <text:p text:style-name="P2"><text:span text:style-name="T1">這是選自前陣子舉辦的</text:span><text:a xlink:type="simple" xlink:href="http://www.tahr.org.tw/index.php/article/2004/11/04/333/"><text:span text:style-name="T5">殺人影展</text:span></text:a><text:span text:style-name="T1">中的兩部。</text:span></text:p>
      <text:p text:style-name="P2"><text:span text:style-name="T1">死亡線 deadline (1/10~11)</text:span></text:p>
      <text:p text:style-name="P2"><text:span text:style-name="T1">2004/美國/彩色/85 mins/紀錄片/ DVD 導演：Katy Chevigny &amp; Kirsten Johnson</text:span></text:p>
      <text:p text:style-name="P2"><text:span text:style-name="T1">冤獄救援是許多反死刑運動的萌芽起源。一群芝加哥西北大學新聞系師生協助調查，並為多名死囚洗清罪名，引起了美國伊利諾州州長雷恩（Ryan）的良心煎熬。本片忠實紀錄了雷恩州長在2003年1月10日為何採取美國司法史上「最大規模死刑犯全面性減刑措施」之舉。他在卸任前兩天以「死刑的非道德性」為理由，宣布予該州的167名死囚犯全面減刑，所有死囚都被改為「終身監禁」，包括一名將在48小時後遭處決的死囚。電恩在前晚給死囚案受害者家屬的信中，對他們表示無限的同情，然為避免將任何可能的無辜者處決，他必須這麼做。支持廢除死刑制度人士對雷恩此舉讚揚有加，然而此一行動亦引發美國社會對死刑制度的廣泛討論。</text:span></text:p>
      <text:p text:style-name="P2"><text:span text:style-name="T1">正義難伸 The Thin Blue Line (1/12~13)1988/美國/彩色/85mins/紀錄片/35mm 導演：Errol Morris</text:span></text:p>
      <text:p text:style-name="P2"><text:span text:style-name="T1">將一個人送上死刑台需要多少證據？1976年達拉斯一個酷熱的夜，亞當如同往常一樣，開著轎車出外去找樂子。他遇上16歲的大衛，兩人看了場電影，從此他們的命運邁向截然不同的方向。大衛宣稱亞當開槍射殺了攔車臨檢的警察；而亞當雖然極力在法庭上為自己辯護，說他看完電影就直接回家，但陪審團並不採信他的話，決定將他送上死刑台。如同所有被定罪的犯人，亞當堅稱他是無辜的；不過命運不同的是，在獄中度過11年後，亞當遇上了具有偵探性格、面對問題鍥而不捨的導演艾若艾瑞斯。在導演抽絲剝繭、鉅細靡遺的訪談之下，奇蹟竟然產生了。「槍下留人」！面對這樣一個劇力萬鈞的題材，任何一個紀錄片導演都難免見獵心喜。本片除了呈現證人不同觀點、邀請觀眾在眾說紛紜之中，發揮自己的判斷力之外，更難得的是，導演呈現了社會與論的禁忌地帶，讓我們一窺「死刑」背後，隱藏的其實是「判人死刑」集體潛意識的權力象徵。</text:span></text:p>
      <text:p text:style-name="P2"><text:span text:style-name="T1">個人推一下The Thin Blue Line這片，這部片多年前在台灣某個已經消失的電影頻道曾播出過，影片本身很沈悶，希望有人可以耐著性子看完。:P</text:span></text:p>
      <text:p text:style-name="P2"><text:span text:style-name="T1">怡靜</text:span></text:p>
      <text:p text:style-name="P1"><text:span text:style-name="T1">意見不需要領袖 | 2005.01.07 10:54 | </text:span><text:span text:style-name="T2">#</text:span></text:p>
      <text:p text:style-name="P3"><text:span text:style-name="T1">1.台灣世界展望會（www.worldvision.org.tw）</text:span></text:p>
      <text:p text:style-name="P3"><text:span text:style-name="T1">　　戶名： 台灣世界展望會</text:span></text:p>
      <text:p text:style-name="P3"><text:span text:style-name="T1">　　劃撥： 15752467</text:span></text:p>
      <text:p text:style-name="P3"><text:span text:style-name="T1">　　（請註明：飢餓三十國際人道救援－南亞地震救援）</text:span></text:p>
      <text:p text:style-name="P3"><text:span text:style-name="T1">　　熱線： 02-2585-6300</text:span></text:p>
      <text:p text:style-name="P3"><text:span text:style-name="T1">　2.中華民國紅十字會總會（www.redcross.org.tw）</text:span></text:p>
      <text:p text:style-name="P3"><text:span text:style-name="T1">　　戶名： 中華民國紅十字會總會</text:span></text:p>
      <text:p text:style-name="P3"><text:span text:style-name="T1">　　劃撥： 1434-1596</text:span></text:p>
      <text:p text:style-name="P3"><text:span text:style-name="T1">　　（請註明：南亞震災捐款）</text:span></text:p>
      <text:p text:style-name="P3"><text:span text:style-name="T1">　　熱線： 02-2362-8232</text:span></text:p>
      <text:p text:style-name="P3"><text:span text:style-name="T1">　　傳真： 02-2363-5154</text:span></text:p>
      <text:p text:style-name="P3"><text:span text:style-name="T1">==========以上資料是別人傳給我的,捐錢即可,別說愛. 不過一點根本微不足道的小錢,難道是傾家蕩產地捐? 說愛, 只是吃人臭豆腐.</text:span></text:p>
      <text:p text:style-name="P3"><text:span text:style-name="T1">陳真 2005. 1. 7.p.s.: 若真有什麼話不講不痛快,還是會投稿.但一個人成為什麼意見領袖,總不是一件光采的事.意見不需要領袖.</text:span></text:p>
      <text:p text:style-name="P4"><text:span text:style-name="T1"/></text:p>
      <text:p text:style-name="P1"><text:span text:style-name="T1">讀者 | 2005.01.05 23:46 | </text:span><text:span text:style-name="T2">#</text:span></text:p>
      <text:p text:style-name="P2"><text:span text:style-name="T1">猴！昏倒！幹嘛要辭。個人沒有收入不只是個人的難受，連青蚵嫂捏麵人老農夫都難受，那表示顧客飛了。不知道自己在講些什麼，反正是總而言之言而總之，猴，昏倒，幹嘛要辭。___________________________________________</text:span></text:p>
      <text:p text:style-name="P2"><text:span text:style-name="T1">中晚 "Global View" 專欄還健在,沒有解散. 不過, 董事長已經辭掉,其它報紙也已喊停多時,除了頓失收入來源有點捨不得之外,感覺清靜許多. (陳真)</text:span></text:p>
      <text:p text:style-name="P1"><text:span text:style-name="T1">全世界最喜歡講愛心卻最沒愛心的地方 | 2005.01.05 07:01 | </text:span><text:span text:style-name="T2">#</text:span></text:p>
      <text:p text:style-name="P3"><text:span text:style-name="T1">台灣很可能是全世界最喜歡講 "愛" 或 "愛心" 的地方,但它恐怕也是全世界相對來講最冷血的一個地方(至少我的經驗是這樣).</text:span></text:p>
      <text:p text:style-name="P3"><text:span text:style-name="T1">外國人比較正常,他們幹這些所謂 "好事" 時,心裏波紋不興,不像台灣人如此喜歡把中性事物道德化,賦予諸般偉大意義.</text:span></text:p>
      <text:p text:style-name="P3"><text:span text:style-name="T1">道德化是一種野蠻社會的象徵. 如果你對一個英國人說: "送愛心" 到哪裡哪裡,他大概會覺得莫名其妙,不過是捐幾個錢而已,何必說什麼愛不愛? "愛", 公開說多說濫了,就顯得特別廉價.</text:span></text:p>
      <text:p text:style-name="P3"><text:span text:style-name="T1">陳真========沒銀子 就不能做愛心？</text:span></text:p>
      <text:p text:style-name="P3"><text:span text:style-name="T1">宓章／社會工作者（台中市）</text:span></text:p>
      <text:p text:style-name="P3"><text:span text:style-name="T1">昨天先生回家時生氣地說：我今天帶著女兒到銀行，出來後有一群人拿著南亞震災的牌子和捐款箱上前說「捐款幫助災民吧！」我笑笑沒有回應，有一個人就說：「捐款也可以教導孩子做愛心哪！」結果女兒就問我：「爸爸，你為什麼沒愛心？」</text:span></text:p>
      <text:p text:style-name="P3"><text:span text:style-name="T1">身為社會工作前線募款人員的我，對這種勸募方式有些質疑。首先：愛心絕對不是只有捐錢，比如有人選擇在此次災變中捐贈物資、二手衣，或是加入國際志工行列深入災區救援；再者，街頭募款的誠信也很重要，主動開具捐款收據是必要的，否則任何有心人穿上類似的衣服即可在任何地方募款。</text:span></text:p>
      <text:p text:style-name="P3"><text:span text:style-name="T1">另外，在水、電、民生物價連番喊漲，許多家庭連自養都有些困難，即便感同身受想幫助災民，也擠不出銀子了！我曾服務過的機構有一個單親媽媽，平時在超市打工賺取微薄薪資，還要照顧重度智障的女兒，連在閣樓裡睡覺的竹蓆都殘破不堪；但是她卻每天到學生宿舍來幫忙打掃，堅持不拿一毛錢的她說：「這是我做得到的！」</text:span></text:p>
      <text:p text:style-name="P3"><text:span text:style-name="T1">如果愛心只能用捐款來表示，那麼這個單親媽媽永遠沒辦法教她女兒做愛心了，不是嗎？</text:span></text:p>
      <text:p text:style-name="P3"><text:span text:style-name="T1">晚上女兒拿著她身上僅有的一些零錢說：「明天我要把錢拿去學校捐給那些可憐人！」而我，正準備明天繼續整理打包民眾捐來的物資，透過外交部將民眾的溫暖愛心傳遞給失溫的災民。</text:span></text:p>
      <text:p text:style-name="P3"><text:span text:style-name="T1">【2005/01/05 聯合報】</text:span></text:p>
      <text:p text:style-name="P1"><text:span text:style-name="T1">陳真 | 2005.01.05 06:36 | </text:span><text:span text:style-name="T2">#</text:span></text:p>
      <text:p text:style-name="P2"><text:span text:style-name="T1">中晚 "Global View" 專欄還健在,沒有解散. 不過, 董事長已經辭掉,其它報紙也已喊停多時,除了頓失收入來源有點捨不得之外,感覺清靜許多.</text:span></text:p>
      <text:p text:style-name="P2"><text:span text:style-name="T1">陳真</text:span></text:p>
      <text:p text:style-name="P1"><text:span text:style-name="T1">陳真 | 2005.01.05 06:17 | </text:span><text:span text:style-name="T2">#</text:span></text:p>
      <text:p text:style-name="P3"><text:span text:style-name="T1">不會不會,不會不舒服,應該謝謝你幫我補充,也希望原諒我的語焉不詳. 我當然不是說志工 "都是" 這樣.</text:span></text:p>
      <text:p text:style-name="P3"><text:span text:style-name="T1">我既然能理解我所批評的某種心理,自然也是因為我自己也是或曾是這樣.主詞改一下,改成 "我",依然能成立.</text:span></text:p>
      <text:p text:style-name="P3"><text:span text:style-name="T1">陳真</text:span></text:p>
      <text:p text:style-name="P1"><text:span text:style-name="T1">小李 | 2005.01.04 18:52 | </text:span><text:span text:style-name="T2">#</text:span></text:p>
      <text:p text:style-name="P2"><text:span text:style-name="T1">有一些難受 總覺得有一些文章就別理他們了愛的連結那篇 他到底要說什麼???助人是為了自己 這絕對不是單單只是字面上的意義WHO所談的是寶貴的救人資訊我覺得一個跨國性的救援行動應該會有這樣的反省 檢討機制助人 是要有智慧的 而這樣的智慧需要累積但 陳眞所談的關於他看到的助人現象(很多志工也是這樣,情緒亢奮時一窩蜂,"熱心" 得不得了,但幾天後,勁頭過了,內分泌回到正常值了,原本負責的義務工作就開始不當一回事,敷衍了事. )在後頭註明不是潑冷水就這樣的寫法 不知怎樣 就是覺得怪怪的還記得 有一篇某教授對巴以衝突的報紙文章等了兩年才在這裡見到陳眞細膩的回覆與挑戰我覺得這樣的等待 是有意義的絕不只是單單不要給那位教授難受 這樣的目的而是讓我們得以具足不同面向的能量讓人們有不一樣的思考</text:span></text:p>
      <text:p text:style-name="P2"><text:span text:style-name="T1">關於 怎樣的救援是適切的 在每一次都不一樣的災難中 人們都在重新學習 很難說 這樣的外來醫療救援組織 是不好的 我覺得這當中 需要的是一種不斷的反省與建議 就像WHO也只是做建議 這樣的救援 是救人 當然就會有跨文化的差異 有許多細膩的部份需要照顧 而且 要兼具長遠性的眼光 這樣的急難救助自有他的複雜度 人需要的是謙虛的學習 與學會如何真正地愛人 助人?國際救援如此 而人與人之間的所謂的幫助 當然也是 "不要輕易地用自己不夠圓融的眼見 來闡述被幫助的對方 或將自己的助人行徑 參入了優越的元素" 這樣一來 不是為世界帶來和平 而是帶來問題 所以 助人是為了自己而助 這當中的巧妙 我覺得達賴喇嘛所分享的慈悲說得很細膩 您可以參考看看沒有人是"天生的"佛陀或基督 每個人都在學習愛這個課題 我覺得像這樣的網站 就是其中的一種方式 讓人不要自以為是地活著 或愛別人 我個人很喜歡看陳真的文字 我覺得有想法 最重要的是有善意 就先前我提到你在 "沒有人能使我離開音樂"這篇所提的部份訊息 感到有些不舒服 不是說您說的不對 而是失去一種善意 義工的確會出現您說的"症頭" 但那不是全部 而這個症頭 需要被提出 但我覺得這樣的寫法 不知怎麼形容 就是怪</text:span></text:p>
      <text:p text:style-name="P2"><text:span text:style-name="T1">空英那件事情 我覺得深深地同情他們 他們的心態 就是可憐上帝造萬物 自有他的道理與意義我覺得每個人做事前需要的是多多禱告 安靜一下 想想我們的作為有無傷害別人的可能 而不是急著亂說話</text:span></text:p>
      <text:p text:style-name="P2"><text:span text:style-name="T1">如果我的內容讓您(陳眞或是讀的人)不舒服請您原諒 並請回覆給我謝謝</text:span></text:p>
      <text:p text:style-name="P1"><text:span text:style-name="T1">修訂版 | 2005.01.02 06:50 | </text:span><text:span text:style-name="T2">#</text:span></text:p>
      <text:p text:style-name="P3"><text:span text:style-name="T1">改了最後一段幾個字,要不然聽起來好像我很歡迎天災似的.</text:span></text:p>
      <text:p text:style-name="P3"><text:span text:style-name="T1">==========我們需要一種治療</text:span></text:p>
      <text:p text:style-name="P3"><text:span text:style-name="T1">陳真 2004. 1. 1.</text:span></text:p>
      <text:p text:style-name="P3"><text:span text:style-name="T1">James Frazer 名著《金枝》，批評土著之膜拜自然現象是一野蠻記號；若科學昌明，野蠻即可除去。維根斯坦批評他才是野蠻，知識使人跌倒。羅素說得對：「人出生時只是無知，教育卻使之變得愚蠢。」土著無知，但不蠢。土著之膜拜，反映對天地的深沉感情與順服；維根斯坦說，古人較有智慧，相信人力渺茫，事物總有盡頭，現代人卻在「科學鼓風槽」裏自我膨漲，鄙視虔誠與順服。</text:span></text:p>
      <text:p text:style-name="P3"><text:span text:style-name="T1">人禍可鄙，天災卻有其珍貴。面對天災和自然，我們需要更多驚嘆號，而非更多破解之道。維根斯坦說，當一切科學知識都被破解，那些真正重要的問題仍未觸及。叔本華也說，科學再發達，也無法解釋我們從哪來，一株小草又如何得以萌芽。</text:span></text:p>
      <text:p text:style-name="P3"><text:span text:style-name="T1">動保之父Henry Salt 批評劍橋使人「靈魂停滯，發出惡臭」，維根斯坦更說這是一個「沒有氧氣」的地方；他說，「我們在科學裏死去，在奇蹟感中復活。」學術帶來一種致命的蒼白，就如荷索所說：「我已逐漸放棄學院式思考；這種思考是如此惡劣與恐怖，因為它深刻地缺乏痛苦。這對人類是毀滅性的；我們不可能身為人，卻沒有經歷痛苦。」</text:span></text:p>
      <text:p text:style-name="P3"><text:span text:style-name="T1">知識和敏銳思考，使人就像雞蛋變成荷包蛋一樣，也許好吃，卻失去生命。維根斯坦說：當我們看著一棵樹迎風搖晃，葉影稀疏，不禁神往。可是，突然有個聰明人跑出來說，影子並非實存，它只是一種物理投射現象；葉影並非葉子的一部份。我們聽了，很想大哭一場，原來這一切都是假的；彷彿有什麼東西從真實和虛幻的界限中斷裂了，破滅了，遠離了。維根斯坦說：這時候，我們需要一種治療，把斷裂處重新「黏」上。詩歌、童顏或夜空繁星甚或天災，都有這樣的治療力量。</text:span></text:p>
      <text:p text:style-name="P1"><text:span text:style-name="T1">陳真 | 2005.01.02 04:37 | </text:span><text:span text:style-name="T2">#</text:span></text:p>
      <text:p text:style-name="P2"><text:span text:style-name="T1">不是有人說需要催吐劑嗎?</text:span></text:p>
      <text:p text:style-name="P2"><text:span text:style-name="T1">陳真</text:span></text:p>
      <text:p text:style-name="P2"><text:span text:style-name="T1">===========</text:span></text:p>
      <text:p text:style-name="P2"><text:span text:style-name="T1">TVBS新聞 2005 / 01 / 01 (星期六)總統健康宣言：要慈悲！仇恨多　敵人多【TVBS新聞 】 陳水扁總統和呂秀蓮(新聞、網站)副總統，今天一起在台中呼籲國人重視健康，陳總統說身體要健康，必須心理先健康，如果心中充滿仇恨，敵人會跟空氣一樣多，做人慈悲就沒有敵人。總統副總統連袂到台中參加2005健康年的活動，陳總統希望大家重視身體健康，他強調心理健康也很重要。總統陳水扁：「如果你的心中充滿仇恨，那麼敵人就會像空氣一樣無所不在，想要對付所有的敵人，就像是要消滅空氣一樣是不可能的。」</text:span></text:p>
      <text:p text:style-name="P2"><text:span text:style-name="T1">陳總統強調心理健康，還舉了過去台北市長敗選時他調適的具體方法。總統陳水扁：「證嚴法師曾經以慈悲就沒有敵人，智慧不起煩惱，這兩句話來勉勵阿扁。」</text:span></text:p>
      <text:p text:style-name="P2"><text:span text:style-name="T1">陳總統言下之意，希望大家化解仇恨，就會健康快樂，最後總統副總統一起唸出健康宣言，祝福人人都健康。</text:span></text:p>
      <text:p text:style-name="P1"><text:span text:style-name="T1">我們需要一種治療 | 2005.01.02 04:33 | </text:span><text:span text:style-name="T2">#</text:span></text:p>
      <text:p text:style-name="P3"><text:span text:style-name="T1">這是給明天中時晚報 "世界觀" 專欄, 這專欄記得好像是年底結束,現在已經元旦, 七個人寫, 因為我排第一個見報,不知道是否已結束, 所以趕緊又補一篇, 以免熊熊開天窗. 先貼在此給大家看,都只是一些講過的東西,換個方式說而已,了無新意.</text:span></text:p>
      <text:p text:style-name="P3"><text:span text:style-name="T1">有些人就是這樣, 死心眼, 翻來覆去永遠只講同樣那些感覺, 講的方式不一樣而已.</text:span></text:p>
      <text:p text:style-name="P3"><text:span text:style-name="T1">陳真</text:span></text:p>
      <text:p text:style-name="P3"><text:span text:style-name="T1">=========我們需要一種治療</text:span></text:p>
      <text:p text:style-name="P3"><text:span text:style-name="T1">陳真 2005. 1. 1.</text:span></text:p>
      <text:p text:style-name="P3"><text:span text:style-name="T1">James Frazer 名著《金枝》，批評土著之膜拜自然現象是一野蠻記號；若科學昌明，野蠻即可除去。維根斯坦批評他才是野蠻，知識使人跌倒。羅素說得對：「人出生時只是無知，教育卻使之變得愚蠢。」土著無知，但不蠢。土著之膜拜，反映對天地的深沉感情與順服；維根斯坦說，古人較有智慧，相信人力渺茫，事物總有盡頭，現代人卻在「科學鼓風槽」裏自我膨漲，鄙視虔誠與順服。</text:span></text:p>
      <text:p text:style-name="P3"><text:span text:style-name="T1">人禍可鄙，天災卻有其珍貴。面對天災和自然，我們需要更多驚嘆號，而非更多破解之道。維根斯坦說，當一切科學知識都被破解，那些真正重要的問題仍未觸及。叔本華也說，科學再發達，也無法解釋我們從哪來，一株小草又如何得以萌芽。</text:span></text:p>
      <text:p text:style-name="P3"><text:span text:style-name="T1">動保之父Henry Salt 批評劍橋使人「靈魂停滯，發出惡臭」，維根斯坦更說這是一個「沒有氧氣」的地方；他說，「我們在科學裏死去，在奇蹟感中復活。」學術帶來一種致命的蒼白，就如荷索所說：「我已逐漸放棄學院式思考；這種思考是如此惡劣與恐怖，因為它深刻地缺乏痛苦。這對人類是毀滅性的；我們不可能身為人，卻沒有經歷痛苦。」</text:span></text:p>
      <text:p text:style-name="P3"><text:span text:style-name="T1">知識和敏銳思考，使人就像雞蛋變成荷包蛋一樣，也許好吃，卻失去生命。維根斯坦說：當我們看著一棵樹迎風搖晃，葉影稀疏，不禁神往。可是，突然有個聰明人跑出來說，影子並非實存，它只是一種物理投射現象；葉影並非葉子的一部份。我們聽了，很想大哭一場，原來這一切都是假的；彷彿有什麼東西從真實和虛幻的界限中斷裂了，破滅了，遠離了。維根斯坦說：這時候，我們需要一種治療，把斷裂處重新「黏」上。天災、詩歌、童顏或夜空繁星，都有這樣的治療功能。</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